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6年(西元1997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64848.2455555556" calcext:value-type="float">
            <text:p><text:s/>64,84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64848.2455555556" calcext:value-type="float">
            <text:p><text:s/>64,848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4454286.53" calcext:value-type="float">
            <text:p><text:s/>24,454,287 <text:s/></text:p>
          </table:table-cell>
          <table:table-cell table:style-name="ce42" office:value-type="float" office:value="4698946.31555556" calcext:value-type="float">
            <text:p><text:s/>4,698,946 <text:s/></text:p>
          </table:table-cell>
          <table:table-cell table:style-name="ce42" office:value-type="float" office:value="19311828.5922222" calcext:value-type="float">
            <text:p><text:s/>19,311,829 <text:s/></text:p>
          </table:table-cell>
          <table:table-cell table:style-name="ce42" office:value-type="float" office:value="39921.7222222222" calcext:value-type="float">
            <text:p><text:s/>39,922 <text:s/></text:p>
          </table:table-cell>
          <table:table-cell table:style-name="ce42" office:value-type="float" office:value="240752.788888889" calcext:value-type="float">
            <text:p><text:s/>240,75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2837.111111111" calcext:value-type="float">
            <text:p><text:s/>162,83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748.222222222222" calcext:value-type="float">
            <text:p><text:s/>7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748.222222222222" calcext:value-type="float">
            <text:p><text:s/>74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370703.4745924" calcext:value-type="float">
            <text:p><text:s/>1,370,703 <text:s/></text:p>
          </table:table-cell>
          <table:table-cell table:style-name="ce42" office:value-type="float" office:value="215601.117777778" calcext:value-type="float">
            <text:p><text:s/>215,601 <text:s/></text:p>
          </table:table-cell>
          <table:table-cell table:style-name="ce42" office:value-type="float" office:value="1235483.60369306" calcext:value-type="float">
            <text:p><text:s/>1,235,4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008.2742326725" calcext:value-type="float">
            <text:p><text:s/>22,0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02389.521111111" calcext:value-type="float">
            <text:p><text:s/>-102,3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3147683.0787409" calcext:value-type="float">
            <text:p><text:s/>23,147,683 <text:s/></text:p>
          </table:table-cell>
          <table:table-cell table:style-name="ce43" office:value-type="float" office:value="4483345.19777778" calcext:value-type="float">
            <text:p><text:s/>4,483,345 <text:s/></text:p>
          </table:table-cell>
          <table:table-cell table:style-name="ce43" office:value-type="float" office:value="18141193.2340847" calcext:value-type="float">
            <text:p><text:s/>18,141,193 <text:s/></text:p>
          </table:table-cell>
          <table:table-cell table:style-name="ce43" office:value-type="float" office:value="39921.7222222222" calcext:value-type="float">
            <text:p><text:s/>39,922 <text:s/></text:p>
          </table:table-cell>
          <table:table-cell table:style-name="ce43" office:value-type="float" office:value="218744.514656216" calcext:value-type="float">
            <text:p><text:s/>218,745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64478.41" calcext:value-type="float">
            <text:p><text:s/>264,478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366908.558677777" calcext:value-type="float">
            <text:p><text:s/>366,909 <text:s/></text:p>
          </table:table-cell>
          <table:table-cell table:style-name="ce43" office:value-type="float" office:value="35333.5155555555" calcext:value-type="float">
            <text:p><text:s/>35,334 <text:s/></text:p>
          </table:table-cell>
          <table:table-cell table:style-name="ce43" office:value-type="float" office:value="301235.893333333" calcext:value-type="float">
            <text:p><text:s/>301,23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0339.1497888888" calcext:value-type="float">
            <text:p><text:s/>30,33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2340874.9108004" calcext:value-type="float">
            <text:p><text:s/>22,340,875 <text:s/></text:p>
          </table:table-cell>
          <table:table-cell table:style-name="ce42" office:value-type="float" office:value="4448011.68222222" calcext:value-type="float">
            <text:p><text:s/>4,448,012 <text:s/></text:p>
          </table:table-cell>
          <table:table-cell table:style-name="ce42" office:value-type="float" office:value="14349653.6095023" calcext:value-type="float">
            <text:p><text:s/>14,349,6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8744.514656216" calcext:value-type="float">
            <text:p><text:s/>218,74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54509.447753" calcext:value-type="float">
            <text:p><text:s/>2,754,5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621272.84555556" calcext:value-type="float">
            <text:p><text:s/>4,621,273 <text:s/></text:p>
          </table:table-cell>
          <table:table-cell table:style-name="ce42" office:value-type="float" office:value="4448011.68222222" calcext:value-type="float">
            <text:p><text:s/>4,448,012 <text:s/></text:p>
          </table:table-cell>
          <table:table-cell table:style-name="ce42" office:value-type="float" office:value="173261.163333333" calcext:value-type="float">
            <text:p><text:s/>173,26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3254914.89969744" calcext:value-type="float">
            <text:p><text:s/>3,254,9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0405.451944445" calcext:value-type="float">
            <text:p><text:s/>500,4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54509.447753" calcext:value-type="float">
            <text:p><text:s/>2,754,5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798645.1665187" calcext:value-type="float">
            <text:p><text:s/>11,798,6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79900.6518625" calcext:value-type="float">
            <text:p><text:s/>11,579,90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8744.514656216" calcext:value-type="float">
            <text:p><text:s/>218,7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94666.9511111111" calcext:value-type="float">
            <text:p><text:s/>94,6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4666.9511111111" calcext:value-type="float">
            <text:p><text:s/>94,6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571375.04791758" calcext:value-type="float">
            <text:p><text:s/>2,571,37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001419.39125091" calcext:value-type="float">
            <text:p><text:s/>2,001,41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427275.273" calcext:value-type="float">
            <text:p><text:s/>5,427,2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105862.66666667" calcext:value-type="float">
            <text:p><text:s/>3,105,86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427275.273" calcext:value-type="float">
            <text:p><text:s/>5,427,2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105862.66666667" calcext:value-type="float">
            <text:p><text:s/>3,105,86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924150.047333333" calcext:value-type="float">
            <text:p><text:s/>924,15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50978.087" calcext:value-type="float">
            <text:p><text:s/>450,97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73171.960333333" calcext:value-type="float">
            <text:p><text:s/>473,17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6253.3705444444" calcext:value-type="float">
            <text:p><text:s/>16,25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2222.98354444444" calcext:value-type="float">
            <text:p><text:s/>2,22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926771.46438498" calcext:value-type="float">
            <text:p><text:s/>4,926,77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490303.73124909" calcext:value-type="float">
            <text:p><text:s/>3,490,304 <text:s/></text:p>
          </table:table-cell>
          <table:table-cell table:style-name="ce44" office:value-type="float" office:value="39921.7222222222" calcext:value-type="float">
            <text:p><text:s/>39,922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583269.495580333" calcext:value-type="float">
            <text:p><text:s/>583,26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724760.85327387" calcext:value-type="float">
            <text:p><text:s/>4,724,76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490303.73124909" calcext:value-type="float">
            <text:p><text:s/>3,490,304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421180.606691445" calcext:value-type="float">
            <text:p><text:s/>421,18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4724760.85327387" calcext:value-type="float">
            <text:p><text:s/>4,724,7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90303.73124909" calcext:value-type="float">
            <text:p><text:s/>3,490,3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1180.606691445" calcext:value-type="float">
            <text:p><text:s/>421,18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5285.3351237781" calcext:value-type="float">
            <text:p><text:s/>65,2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285.3351237781" calcext:value-type="float">
            <text:p><text:s/>65,2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61770.743421597" calcext:value-type="float">
            <text:p><text:s/>361,7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1770.743421597" calcext:value-type="float">
            <text:p><text:s/>361,7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205415.21199326" calcext:value-type="float">
            <text:p><text:s/>1,205,4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5415.21199326" calcext:value-type="float">
            <text:p><text:s/>1,205,4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491407.898904795" calcext:value-type="float">
            <text:p><text:s/>491,4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1407.898904795" calcext:value-type="float">
            <text:p><text:s/>491,4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9380.5866666667" calcext:value-type="float">
            <text:p>( 29,38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9380.5866666667" calcext:value-type="float">
            <text:p>( 29,38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462027.312238129" calcext:value-type="float">
            <text:p>( 462,027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62027.312238129" calcext:value-type="float">
            <text:p>( 462,02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69812.930603612" calcext:value-type="float">
            <text:p><text:s/>369,8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9812.930603612" calcext:value-type="float">
            <text:p><text:s/>369,8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344194.382484848" calcext:value-type="float">
            <text:p><text:s/>344,1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4194.382484848" calcext:value-type="float">
            <text:p><text:s/>344,1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849789.10111111" calcext:value-type="float">
            <text:p><text:s/>1,849,7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49789.10111111" calcext:value-type="float">
            <text:p><text:s/>1,849,7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849789.10111111" calcext:value-type="float">
            <text:p><text:s/>1,849,7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49789.10111111" calcext:value-type="float">
            <text:p><text:s/>1,849,7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234457.12202478" calcext:value-type="float">
            <text:p><text:s/>1,234,4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21180.606691445" calcext:value-type="float">
            <text:p><text:s/>421,18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234457.12202478" calcext:value-type="float">
            <text:p><text:s/>1,234,4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21180.606691445" calcext:value-type="float">
            <text:p><text:s/>421,18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81.281111111111" calcext:value-type="float">
            <text:p><text:s/>181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81.281111111111" calcext:value-type="float">
            <text:p><text:s/>181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7862.05848823644" calcext:value-type="float">
            <text:p><text:s/>7,8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62.05848823644" calcext:value-type="float">
            <text:p><text:s/>7,8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02010.611111111" calcext:value-type="float">
            <text:p><text:s/>202,0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921.7222222222" calcext:value-type="float">
            <text:p><text:s/>39,92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2088.888888889" calcext:value-type="float">
            <text:p><text:s/>162,08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02010.611111111" calcext:value-type="float">
            <text:p><text:s/>202,0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921.7222222222" calcext:value-type="float">
            <text:p><text:s/>39,92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2088.888888889" calcext:value-type="float">
            <text:p><text:s/>162,08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5761340.495616" calcext:value-type="float">
            <text:p><text:s/>65,761,3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089840.9231798" calcext:value-type="float">
            <text:p><text:s/>62,089,8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71499.57243621" calcext:value-type="float">
            <text:p><text:s/>3,671,5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3749714.02" calcext:value-type="float">
            <text:p><text:s/>53,749,7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783676.4475638" calcext:value-type="float">
            <text:p><text:s/>52,783,6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6037.572436214" calcext:value-type="float">
            <text:p><text:s/>966,0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49666.588451" calcext:value-type="float">
            <text:p><text:s/>249,6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9666.588451" calcext:value-type="float">
            <text:p><text:s/>249,6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1761959.887165" calcext:value-type="float">
            <text:p><text:s/>11,761,9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56497.887165" calcext:value-type="float">
            <text:p><text:s/>9,056,4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05462" calcext:value-type="float">
            <text:p><text:s/>2,705,4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6年(西元1997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50669" calcext:value-type="float">
            <text:p><text:s/>50,669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245492.8841823" calcext:value-type="float">
            <text:p><text:s/>45,245,493 <text:s/></text:p>
          </table:table-cell>
          <table:table-cell table:style-name="ce42" office:value-type="float" office:value="36336442" calcext:value-type="float">
            <text:p><text:s/>36,336,4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5577.88822" calcext:value-type="float">
            <text:p><text:s/>1,055,57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78357.29710647" calcext:value-type="float">
            <text:p><text:s/>3,678,3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54.27224" calcext:value-type="float">
            <text:p><text:s/>95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58291.68888889" calcext:value-type="float">
            <text:p><text:s/>3,058,2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92091.55555556" calcext:value-type="float">
            <text:p><text:s/>1,592,0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325018.951646359" calcext:value-type="float">
            <text:p><text:s/>-325,019 <text:s/></text:p>
          </table:table-cell>
          <table:table-cell table:style-name="ce42" office:value-type="float" office:value="-251325" calcext:value-type="float">
            <text:p><text:s/>-251,3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773.2811872223" calcext:value-type="float">
            <text:p><text:s/>77,77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7292440.2942778" calcext:value-type="float">
            <text:p><text:s/>37,292,440 <text:s/></text:p>
          </table:table-cell>
          <table:table-cell table:style-name="ce43" office:value-type="float" office:value="36638436" calcext:value-type="float">
            <text:p><text:s/>36,638,436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76850.334792778" calcext:value-type="float">
            <text:p><text:s/>976,85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29331.84372222" calcext:value-type="float">
            <text:p><text:s/>2,929,3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03.1215" calcext:value-type="float">
            <text:p><text:s/>60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0.000000000008996" calcext:value-type="float">
            <text:p><text:s/>-0 <text:s/></text:p>
          </table:table-cell>
          <table:table-cell table:style-name="ce43" office:value-type="float" office:value="0.00000000000357" calcext:value-type="float">
            <text:p><text:s/>0 <text:s/></text:p>
          </table:table-cell>
          <table:table-cell table:style-name="ce43" office:value-type="float" office:value="0.00000000000087" calcext:value-type="float">
            <text:p><text:s/>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35622.666666667" calcext:value-type="float">
            <text:p><text:s/>135,623 <text:s/></text:p>
          </table:table-cell>
          <table:table-cell table:style-name="ce42" office:value-type="float" office:value="357647.92" calcext:value-type="float">
            <text:p><text:s/>357,648 <text:s/></text:p>
          </table:table-cell>
          <table:table-cell table:style-name="ce42" office:value-type="float" office:value="76685.07" calcext:value-type="float">
            <text:p><text:s/>76,685 <text:s/></text:p>
          </table:table-cell>
          <table:table-cell table:style-name="ce42" office:value-type="float" office:value="43469377.9342213" calcext:value-type="float">
            <text:p><text:s/>43,469,378 <text:s/></text:p>
          </table:table-cell>
          <table:table-cell table:style-name="ce42" office:value-type="float" office:value="36638436" calcext:value-type="float">
            <text:p><text:s/>36,638,4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6638436" calcext:value-type="float">
            <text:p><text:s/>36,638,4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90012.71111111" calcext:value-type="float">
            <text:p><text:s/>6,190,0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38.13333333333" calcext:value-type="float">
            <text:p><text:s/>4,2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35622.666666667" calcext:value-type="float">
            <text:p><text:s/>135,623 <text:s/></text:p>
          </table:table-cell>
          <table:table-cell table:style-name="ce43" office:value-type="float" office:value="357647.92" calcext:value-type="float">
            <text:p><text:s/>357,648 <text:s/></text:p>
          </table:table-cell>
          <table:table-cell table:style-name="ce43" office:value-type="float" office:value="76685.07" calcext:value-type="float">
            <text:p><text:s/>76,685 <text:s/></text:p>
          </table:table-cell>
          <table:table-cell table:style-name="ce43" office:value-type="float" office:value="636691.089776882" calcext:value-type="float">
            <text:p><text:s/>636,69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967171.8" calcext:value-type="float">
            <text:p><text:s/>967,172 <text:s/></text:p>
          </table:table-cell>
          <table:table-cell table:style-name="ce42" office:value-type="float" office:value="1177595.38633333" calcext:value-type="float">
            <text:p><text:s/>1,177,595 <text:s/></text:p>
          </table:table-cell>
          <table:table-cell table:style-name="ce42" office:value-type="float" office:value="176645.42" calcext:value-type="float">
            <text:p><text:s/>176,645 <text:s/></text:p>
          </table:table-cell>
          <table:table-cell table:style-name="ce42" office:value-type="float" office:value="39792829.9529056" calcext:value-type="float">
            <text:p><text:s/>39,792,83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6504" calcext:value-type="float">
            <text:p><text:s/>1,326,504 <text:s/></text:p>
          </table:table-cell>
          <table:table-cell table:style-name="ce42" office:value-type="float" office:value="1082676.80735" calcext:value-type="float">
            <text:p><text:s/>1,082,67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967171.8" calcext:value-type="float">
            <text:p><text:s/>967,172 <text:s/></text:p>
          </table:table-cell>
          <table:table-cell table:style-name="ce42" office:value-type="float" office:value="1177595.38633333" calcext:value-type="float">
            <text:p><text:s/>1,177,595 <text:s/></text:p>
          </table:table-cell>
          <table:table-cell table:style-name="ce42" office:value-type="float" office:value="176645.42" calcext:value-type="float">
            <text:p><text:s/>176,645 <text:s/></text:p>
          </table:table-cell>
          <table:table-cell table:style-name="ce42" office:value-type="float" office:value="38236725.4063687" calcext:value-type="float">
            <text:p><text:s/>38,236,7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6504" calcext:value-type="float">
            <text:p><text:s/>1,326,504 <text:s/></text:p>
          </table:table-cell>
          <table:table-cell table:style-name="ce42" office:value-type="float" office:value="1065139.485702" calcext:value-type="float">
            <text:p><text:s/>1,065,13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56104.54653689" calcext:value-type="float">
            <text:p><text:s/>1,556,10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7537.321648" calcext:value-type="float">
            <text:p><text:s/>17,5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88023.4" calcext:value-type="float">
            <text:p><text:s/>288,023 <text:s/></text:p>
          </table:table-cell>
          <table:table-cell table:style-name="ce42" office:value-type="float" office:value="586354.762" calcext:value-type="float">
            <text:p><text:s/>586,355 <text:s/></text:p>
          </table:table-cell>
          <table:table-cell table:style-name="ce42" office:value-type="float" office:value="49771.8853333333" calcext:value-type="float">
            <text:p><text:s/>49,772 <text:s/></text:p>
          </table:table-cell>
          <table:table-cell table:style-name="ce42" office:value-type="float" office:value="1940217.88303068" calcext:value-type="float">
            <text:p><text:s/>1,940,2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6504" calcext:value-type="float">
            <text:p><text:s/>1,326,504 <text:s/></text:p>
          </table:table-cell>
          <table:table-cell table:style-name="ce42" office:value-type="float" office:value="14694.72028" calcext:value-type="float">
            <text:p><text:s/>14,69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.2444444444445" calcext:value-type="float">
            <text:p><text:s/>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69134" calcext:value-type="float">
            <text:p><text:s/>169,134 <text:s/></text:p>
          </table:table-cell>
          <table:table-cell table:style-name="ce42" office:value-type="float" office:value="232072.201666667" calcext:value-type="float">
            <text:p><text:s/>232,072 <text:s/></text:p>
          </table:table-cell>
          <table:table-cell table:style-name="ce42" office:value-type="float" office:value="49771.8853333333" calcext:value-type="float">
            <text:p><text:s/>49,772 <text:s/></text:p>
          </table:table-cell>
          <table:table-cell table:style-name="ce42" office:value-type="float" office:value="8151.11111111111" calcext:value-type="float">
            <text:p><text:s/>8,1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118889.4" calcext:value-type="float">
            <text:p><text:s/>118,889 <text:s/></text:p>
          </table:table-cell>
          <table:table-cell table:style-name="ce42" office:value-type="float" office:value="354282.560333333" calcext:value-type="float">
            <text:p><text:s/>354,2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5.111111111111" calcext:value-type="float">
            <text:p><text:s/>2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31690.54969735" calcext:value-type="float">
            <text:p><text:s/>1,931,6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6504" calcext:value-type="float">
            <text:p><text:s/>1,326,504 <text:s/></text:p>
          </table:table-cell>
          <table:table-cell table:style-name="ce42" office:value-type="float" office:value="14694.72028" calcext:value-type="float">
            <text:p><text:s/>14,69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" calcext:value-type="float">
            <text:p><text:s/>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.86666666666667" calcext:value-type="float">
            <text:p><text:s/>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77" calcext:value-type="float">
            <text:p><text:s/>77 <text:s/></text:p>
          </table:table-cell>
          <table:table-cell table:style-name="ce44" office:value-type="float" office:value="11469.9013333333" calcext:value-type="float">
            <text:p><text:s/>11,470 <text:s/></text:p>
          </table:table-cell>
          <table:table-cell table:style-name="ce44" office:value-type="float" office:value="2483.48566666667" calcext:value-type="float">
            <text:p><text:s/>2,48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43448.733333333" calcext:value-type="float">
            <text:p><text:s/>543,449 <text:s/></text:p>
          </table:table-cell>
          <table:table-cell table:style-name="ce44" office:value-type="float" office:value="222122.803" calcext:value-type="float">
            <text:p><text:s/>222,123 <text:s/></text:p>
          </table:table-cell>
          <table:table-cell table:style-name="ce44" office:value-type="float" office:value="47704.979" calcext:value-type="float">
            <text:p><text:s/>47,705 <text:s/></text:p>
          </table:table-cell>
          <table:table-cell table:style-name="ce44" office:value-type="float" office:value="28746342.5862091" calcext:value-type="float">
            <text:p><text:s/>28,746,343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044229.30036278" calcext:value-type="float">
            <text:p><text:s/>2,044,22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43448.733333333" calcext:value-type="float">
            <text:p><text:s/>543,449 <text:s/></text:p>
          </table:table-cell>
          <table:table-cell table:style-name="ce44" office:value-type="float" office:value="222122.803" calcext:value-type="float">
            <text:p><text:s/>222,123 <text:s/></text:p>
          </table:table-cell>
          <table:table-cell table:style-name="ce44" office:value-type="float" office:value="47704.979" calcext:value-type="float">
            <text:p><text:s/>47,705 <text:s/></text:p>
          </table:table-cell>
          <table:table-cell table:style-name="ce44" office:value-type="float" office:value="21522855.3358352" calcext:value-type="float">
            <text:p><text:s/>21,522,855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044229.30036278" calcext:value-type="float">
            <text:p><text:s/>2,044,2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43448.733333333" calcext:value-type="float">
            <text:p><text:s/>543,449 <text:s/></text:p>
          </table:table-cell>
          <table:table-cell table:style-name="ce42" office:value-type="float" office:value="222122.803" calcext:value-type="float">
            <text:p><text:s/>222,123 <text:s/></text:p>
          </table:table-cell>
          <table:table-cell table:style-name="ce42" office:value-type="float" office:value="47704.979" calcext:value-type="float">
            <text:p><text:s/>47,705 <text:s/></text:p>
          </table:table-cell>
          <table:table-cell table:style-name="ce42" office:value-type="float" office:value="6997169.44455799" calcext:value-type="float">
            <text:p><text:s/>6,997,1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66852.45353" calcext:value-type="float">
            <text:p><text:s/>566,8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981.74534" calcext:value-type="float">
            <text:p><text:s/>39,9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4.34534" calcext:value-type="float">
            <text:p><text:s/>3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3499.376859894" calcext:value-type="float">
            <text:p><text:s/>463,4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838.60491" calcext:value-type="float">
            <text:p><text:s/>11,8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45476.16210482" calcext:value-type="float">
            <text:p><text:s/>1,345,4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281.52833" calcext:value-type="float">
            <text:p><text:s/>8,2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430.8365122222" calcext:value-type="float">
            <text:p><text:s/>53,4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0.21429" calcext:value-type="float">
            <text:p><text:s/>1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515.1713988889" calcext:value-type="float">
            <text:p><text:s/>11,5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95.88251" calcext:value-type="float">
            <text:p><text:s/>2,2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7276.448401139" calcext:value-type="float">
            <text:p><text:s/>497,2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517.89159" calcext:value-type="float">
            <text:p><text:s/>5,5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814.4844322222" calcext:value-type="float">
            <text:p><text:s/>12,8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144.66221" calcext:value-type="float">
            <text:p><text:s/>9,1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19902.58713541" calcext:value-type="float">
            <text:p><text:s/>1,719,9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87.8235" calcext:value-type="float">
            <text:p><text:s/>4,0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24739.9492894" calcext:value-type="float">
            <text:p><text:s/>1,624,7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87.8235" calcext:value-type="float">
            <text:p><text:s/>4,0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325793.2863409" calcext:value-type="float">
            <text:p>( 1,325,79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087.8235" calcext:value-type="float">
            <text:p>( 4,08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98946.662948502" calcext:value-type="float">
            <text:p>( 298,94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556.8332243444" calcext:value-type="float">
            <text:p><text:s/>46,5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605.8046216693" calcext:value-type="float">
            <text:p><text:s/>48,6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0891.613538889" calcext:value-type="float">
            <text:p><text:s/>190,8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086.32465" calcext:value-type="float">
            <text:p><text:s/>5,0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646.4511655556" calcext:value-type="float">
            <text:p><text:s/>45,6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46.49561" calcext:value-type="float">
            <text:p><text:s/>4,34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22604.483972222" calcext:value-type="float">
            <text:p><text:s/>322,60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5550.66175" calcext:value-type="float">
            <text:p><text:s/>35,5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8007.248711111" calcext:value-type="float">
            <text:p><text:s/>678,0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8401.0376" calcext:value-type="float">
            <text:p><text:s/>108,4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8636.891697778" calcext:value-type="float">
            <text:p><text:s/>168,6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45.31392" calcext:value-type="float">
            <text:p><text:s/>3,3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9370.357013333" calcext:value-type="float">
            <text:p><text:s/>509,3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5055.72368" calcext:value-type="float">
            <text:p><text:s/>105,0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8200.6786288889" calcext:value-type="float">
            <text:p>( 48,20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8198.78974" calcext:value-type="float">
            <text:p>( 48,199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6513.7122" calcext:value-type="float">
            <text:p>( 6,514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6513.7122" calcext:value-type="float">
            <text:p>( 6,51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43448.733333333" calcext:value-type="float">
            <text:p><text:s/>543,449 <text:s/></text:p>
          </table:table-cell>
          <table:table-cell table:style-name="ce42" office:value-type="float" office:value="222122.803" calcext:value-type="float">
            <text:p><text:s/>222,123 <text:s/></text:p>
          </table:table-cell>
          <table:table-cell table:style-name="ce42" office:value-type="float" office:value="47704.979" calcext:value-type="float">
            <text:p><text:s/>47,705 <text:s/></text:p>
          </table:table-cell>
          <table:table-cell table:style-name="ce42" office:value-type="float" office:value="868361.770026667" calcext:value-type="float">
            <text:p><text:s/>868,3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5548.33936" calcext:value-type="float">
            <text:p><text:s/>75,5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43448.733333333" calcext:value-type="float">
            <text:p><text:s/>543,449 <text:s/></text:p>
          </table:table-cell>
          <table:table-cell table:style-name="ce42" office:value-type="float" office:value="222122.803" calcext:value-type="float">
            <text:p><text:s/>222,123 <text:s/></text:p>
          </table:table-cell>
          <table:table-cell table:style-name="ce42" office:value-type="float" office:value="47704.979" calcext:value-type="float">
            <text:p><text:s/>47,705 <text:s/></text:p>
          </table:table-cell>
          <table:table-cell table:style-name="ce42" office:value-type="float" office:value="725080.749203333" calcext:value-type="float">
            <text:p><text:s/>725,0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698.55187" calcext:value-type="float">
            <text:p><text:s/>49,6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281.020823333" calcext:value-type="float">
            <text:p><text:s/>143,2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849.78749" calcext:value-type="float">
            <text:p><text:s/>25,8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94.666666666667" calcext:value-type="float">
            <text:p>( 295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8654.591682222" calcext:value-type="float">
            <text:p><text:s/>138,6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6906.76946" calcext:value-type="float">
            <text:p><text:s/>46,90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4617.7003122222" calcext:value-type="float">
            <text:p><text:s/>24,61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5450.87809" calcext:value-type="float">
            <text:p><text:s/>5,4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940.909305584" calcext:value-type="float">
            <text:p><text:s/>106,9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584.65956" calcext:value-type="float">
            <text:p><text:s/>15,5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960.7085966667" calcext:value-type="float">
            <text:p><text:s/>67,9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255.34193" calcext:value-type="float">
            <text:p><text:s/>21,2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0912.103951111" calcext:value-type="float">
            <text:p><text:s/>230,9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7060.99284" calcext:value-type="float">
            <text:p><text:s/>207,0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.6400000293333" calcext:value-type="float">
            <text:p><text:s/>5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8616.411111111" calcext:value-type="float">
            <text:p><text:s/>178,6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22751.5705761" calcext:value-type="float">
            <text:p><text:s/>11,422,7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810.4372427778" calcext:value-type="float">
            <text:p><text:s/>19,8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9194.333333333" calcext:value-type="float">
            <text:p><text:s/>399,1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13180.2150206" calcext:value-type="float">
            <text:p><text:s/>10,613,1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810.4372427778" calcext:value-type="float">
            <text:p><text:s/>19,8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199.0222222222" calcext:value-type="float">
            <text:p><text:s/>46,19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4178" calcext:value-type="float">
            <text:p><text:s/>364,1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2114.566666667" calcext:value-type="float">
            <text:p><text:s/>882,11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32.03333333333" calcext:value-type="float">
            <text:p><text:s/>2,1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79982.533333333" calcext:value-type="float">
            <text:p><text:s/>879,98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3253.344444444" calcext:value-type="float">
            <text:p><text:s/>763,25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2246.644444444" calcext:value-type="float">
            <text:p><text:s/>202,24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97.2" calcext:value-type="float">
            <text:p><text:s/>3,69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37.68888888889" calcext:value-type="float">
            <text:p><text:s/>6,4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4.311111111111" calcext:value-type="float">
            <text:p><text:s/>7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82.62222222222" calcext:value-type="float">
            <text:p><text:s/>1,7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2692.277777778" calcext:value-type="float">
            <text:p><text:s/>422,6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5662.6" calcext:value-type="float">
            <text:p><text:s/>125,66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457566.40959" calcext:value-type="float">
            <text:p><text:s/>1,457,56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457566.40959" calcext:value-type="float">
            <text:p><text:s/>1,457,5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23487.25037387" calcext:value-type="float">
            <text:p><text:s/>7,223,4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23487.25037387" calcext:value-type="float">
            <text:p><text:s/>7,223,4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839248.26666667" calcext:value-type="float">
            <text:p>( 4,839,248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135667.368876" calcext:value-type="float">
            <text:p><text:s/>29,135,6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492133.189" calcext:value-type="float">
            <text:p><text:s/>25,492,13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23.411549" calcext:value-type="float">
            <text:p><text:s/>11,1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32410.768327" calcext:value-type="float">
            <text:p><text:s/>3,632,4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6年(西元1997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62222.66666667" calcext:value-type="float">
            <text:p><text:s/>1,462,223 <text:s/></text:p>
          </table:table-cell>
          <table:table-cell table:style-name="ce42" office:value-type="float" office:value="1350650.6" calcext:value-type="float">
            <text:p><text:s/>1,350,651 <text:s/></text:p>
          </table:table-cell>
          <table:table-cell table:style-name="ce42" office:value-type="float" office:value="1217017.53333333" calcext:value-type="float">
            <text:p><text:s/>1,217,01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5136" calcext:value-type="float">
            <text:p><text:s/>465,1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064.6759446922" calcext:value-type="float">
            <text:p><text:s/>32,06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.66666666666667" calcext:value-type="float">
            <text:p><text:s/>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33.333333333333" calcext:value-type="float">
            <text:p><text:s/>333 <text:s/></text:p>
          </table:table-cell>
          <table:table-cell table:style-name="ce42" office:value-type="float" office:value="1591758.22222222" calcext:value-type="float">
            <text:p><text:s/>1,591,75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2450.857388641" calcext:value-type="float">
            <text:p><text:s/>292,451 <text:s/></text:p>
          </table:table-cell>
          <table:table-cell table:style-name="ce42" office:value-type="float" office:value="-620691.066666667" calcext:value-type="float">
            <text:p><text:s/>-620,691 <text:s/></text:p>
          </table:table-cell>
          <table:table-cell table:style-name="ce42" office:value-type="float" office:value="-130075.800078062" calcext:value-type="float">
            <text:p><text:s/>-130,076 <text:s/></text:p>
          </table:table-cell>
          <table:table-cell table:style-name="ce42" office:value-type="float" office:value="-1230" calcext:value-type="float">
            <text:p><text:s/>-1,230 <text:s/></text:p>
          </table:table-cell>
          <table:table-cell table:style-name="ce42" office:value-type="float" office:value="-23112.2007608426" calcext:value-type="float">
            <text:p><text:s/>-23,112 <text:s/></text:p>
          </table:table-cell>
          <table:table-cell table:style-name="ce42" office:value-type="float" office:value="-1032.68812804636" calcext:value-type="float">
            <text:p><text:s/>-1,033 <text:s/></text:p>
          </table:table-cell>
          <table:table-cell table:style-name="ce42" office:value-type="float" office:value="366463.333333333" calcext:value-type="float">
            <text:p><text:s/>366,46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37707.13333333" calcext:value-type="float">
            <text:p><text:s/>1,137,707 <text:s/></text:p>
          </table:table-cell>
          <table:table-cell table:style-name="ce43" office:value-type="float" office:value="1971341.66666667" calcext:value-type="float">
            <text:p><text:s/>1,971,342 <text:s/></text:p>
          </table:table-cell>
          <table:table-cell table:style-name="ce43" office:value-type="float" office:value="1347093.3334114" calcext:value-type="float">
            <text:p><text:s/>1,347,093 <text:s/></text:p>
          </table:table-cell>
          <table:table-cell table:style-name="ce43" office:value-type="float" office:value="1228.33333333333" calcext:value-type="float">
            <text:p><text:s/>1,228 <text:s/></text:p>
          </table:table-cell>
          <table:table-cell table:style-name="ce43" office:value-type="float" office:value="22778.8674275093" calcext:value-type="float">
            <text:p><text:s/>22,779 <text:s/></text:p>
          </table:table-cell>
          <table:table-cell table:style-name="ce43" office:value-type="float" office:value="-1125589.53409418" calcext:value-type="float">
            <text:p><text:s/>-1,125,590 <text:s/></text:p>
          </table:table-cell>
          <table:table-cell table:style-name="ce43" office:value-type="float" office:value="-366463.333333333" calcext:value-type="float">
            <text:p><text:s/>-366,46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9778.13333333" calcext:value-type="float">
            <text:p><text:s/>1,169,778 <text:s/></text:p>
          </table:table-cell>
          <table:table-cell table:style-name="ce42" office:value-type="float" office:value="22379.0666666667" calcext:value-type="float">
            <text:p><text:s/>22,379 <text:s/></text:p>
          </table:table-cell>
          <table:table-cell table:style-name="ce42" office:value-type="float" office:value="3937.66674472925" calcext:value-type="float">
            <text:p><text:s/>3,938 <text:s/></text:p>
          </table:table-cell>
          <table:table-cell table:style-name="ce42" office:value-type="float" office:value="1307.5" calcext:value-type="float">
            <text:p><text:s/>1,308 <text:s/></text:p>
          </table:table-cell>
          <table:table-cell table:style-name="ce42" office:value-type="float" office:value="2745.69274399233" calcext:value-type="float">
            <text:p><text:s/>2,746 <text:s/></text:p>
          </table:table-cell>
          <table:table-cell table:style-name="ce42" office:value-type="float" office:value="70357.4183671188" calcext:value-type="float">
            <text:p><text:s/>70,357 <text:s/></text:p>
          </table:table-cell>
          <table:table-cell table:style-name="ce42" office:value-type="float" office:value="142743.333333333" calcext:value-type="float">
            <text:p><text:s/>142,74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17044.6" calcext:value-type="float">
            <text:p><text:s/>4,917,045 <text:s/></text:p>
          </table:table-cell>
          <table:table-cell table:style-name="ce42" office:value-type="float" office:value="5462808" calcext:value-type="float">
            <text:p><text:s/>5,462,808 <text:s/></text:p>
          </table:table-cell>
          <table:table-cell table:style-name="ce42" office:value-type="float" office:value="4775874.13333333" calcext:value-type="float">
            <text:p><text:s/>4,775,874 <text:s/></text:p>
          </table:table-cell>
          <table:table-cell table:style-name="ce42" office:value-type="float" office:value="565" calcext:value-type="float">
            <text:p><text:s/>565 <text:s/></text:p>
          </table:table-cell>
          <table:table-cell table:style-name="ce42" office:value-type="float" office:value="85548.1586498163" calcext:value-type="float">
            <text:p><text:s/>85,548 <text:s/></text:p>
          </table:table-cell>
          <table:table-cell table:style-name="ce42" office:value-type="float" office:value="1593876.73023907" calcext:value-type="float">
            <text:p><text:s/>1,593,877 <text:s/></text:p>
          </table:table-cell>
          <table:table-cell table:style-name="ce42" office:value-type="float" office:value="539714.111111111" calcext:value-type="float">
            <text:p><text:s/>539,71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17044.6" calcext:value-type="float">
            <text:p><text:s/>4,917,045 <text:s/></text:p>
          </table:table-cell>
          <table:table-cell table:style-name="ce42" office:value-type="float" office:value="3951541.16977778" calcext:value-type="float">
            <text:p><text:s/>3,951,541 <text:s/></text:p>
          </table:table-cell>
          <table:table-cell table:style-name="ce42" office:value-type="float" office:value="3461817.61333217" calcext:value-type="float">
            <text:p><text:s/>3,461,818 <text:s/></text:p>
          </table:table-cell>
          <table:table-cell table:style-name="ce42" office:value-type="float" office:value="565" calcext:value-type="float">
            <text:p><text:s/>565 <text:s/></text:p>
          </table:table-cell>
          <table:table-cell table:style-name="ce42" office:value-type="float" office:value="85548.1586498163" calcext:value-type="float">
            <text:p><text:s/>85,548 <text:s/></text:p>
          </table:table-cell>
          <table:table-cell table:style-name="ce42" office:value-type="float" office:value="1593876.73023907" calcext:value-type="float">
            <text:p><text:s/>1,593,877 <text:s/></text:p>
          </table:table-cell>
          <table:table-cell table:style-name="ce42" office:value-type="float" office:value="539714.111111111" calcext:value-type="float">
            <text:p><text:s/>539,71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11266.83022222" calcext:value-type="float">
            <text:p><text:s/>1,511,267 <text:s/></text:p>
          </table:table-cell>
          <table:table-cell table:style-name="ce43" office:value-type="float" office:value="1314056.52000117" calcext:value-type="float">
            <text:p><text:s/>1,314,05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27.13333333333" calcext:value-type="float">
            <text:p><text:s/>2,027 <text:s/></text:p>
          </table:table-cell>
          <table:table-cell table:style-name="ce42" office:value-type="float" office:value="1671.8" calcext:value-type="float">
            <text:p><text:s/>1,672 <text:s/></text:p>
          </table:table-cell>
          <table:table-cell table:style-name="ce42" office:value-type="float" office:value="0.833333333333333" calcext:value-type="float">
            <text:p><text:s/>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6" calcext:value-type="float">
            <text:p><text:s/>896 <text:s/></text:p>
          </table:table-cell>
          <table:table-cell table:style-name="ce42" office:value-type="float" office:value="7.55555555555556" calcext:value-type="float">
            <text:p><text:s/>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49.13333333333" calcext:value-type="float">
            <text:p><text:s/>1,949 <text:s/></text:p>
          </table:table-cell>
          <table:table-cell table:style-name="ce42" office:value-type="float" office:value="1608.53333333333" calcext:value-type="float">
            <text:p><text:s/>1,609 <text:s/></text:p>
          </table:table-cell>
          <table:table-cell table:style-name="ce42" office:value-type="float" office:value="0.833333333333333" calcext:value-type="float">
            <text:p><text:s/>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6" calcext:value-type="float">
            <text:p><text:s/>896 <text:s/></text:p>
          </table:table-cell>
          <table:table-cell table:style-name="ce42" office:value-type="float" office:value="7.55555555555556" calcext:value-type="float">
            <text:p><text:s/>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" calcext:value-type="float">
            <text:p><text:s/>78 <text:s/></text:p>
          </table:table-cell>
          <table:table-cell table:style-name="ce42" office:value-type="float" office:value="63.2666666666667" calcext:value-type="float">
            <text:p><text:s/>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884973.6" calcext:value-type="float">
            <text:p><text:s/>4,884,974 <text:s/></text:p>
          </table:table-cell>
          <table:table-cell table:style-name="ce44" office:value-type="float" office:value="7409743.46666667" calcext:value-type="float">
            <text:p><text:s/>7,409,743 <text:s/></text:p>
          </table:table-cell>
          <table:table-cell table:style-name="ce44" office:value-type="float" office:value="6117358" calcext:value-type="float">
            <text:p><text:s/>6,117,358 <text:s/></text:p>
          </table:table-cell>
          <table:table-cell table:style-name="ce44" office:value-type="float" office:value="485" calcext:value-type="float">
            <text:p><text:s/>485 <text:s/></text:p>
          </table:table-cell>
          <table:table-cell table:style-name="ce44" office:value-type="float" office:value="105581.333333333" calcext:value-type="float">
            <text:p><text:s/>105,581 <text:s/></text:p>
          </table:table-cell>
          <table:table-cell table:style-name="ce44" office:value-type="float" office:value="397033.777777778" calcext:value-type="float">
            <text:p><text:s/>397,034 <text:s/></text:p>
          </table:table-cell>
          <table:table-cell table:style-name="ce44" office:value-type="float" office:value="30499.8888888889" calcext:value-type="float">
            <text:p><text:s/>30,50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5725.3333333333" calcext:value-type="float">
            <text:p><text:s/>45,725 <text:s/></text:p>
          </table:table-cell>
          <table:table-cell table:style-name="ce44" office:value-type="float" office:value="7409743.46666667" calcext:value-type="float">
            <text:p><text:s/>7,409,743 <text:s/></text:p>
          </table:table-cell>
          <table:table-cell table:style-name="ce44" office:value-type="float" office:value="6117358" calcext:value-type="float">
            <text:p><text:s/>6,117,358 <text:s/></text:p>
          </table:table-cell>
          <table:table-cell table:style-name="ce44" office:value-type="float" office:value="485" calcext:value-type="float">
            <text:p><text:s/>485 <text:s/></text:p>
          </table:table-cell>
          <table:table-cell table:style-name="ce44" office:value-type="float" office:value="105581.333333333" calcext:value-type="float">
            <text:p><text:s/>105,581 <text:s/></text:p>
          </table:table-cell>
          <table:table-cell table:style-name="ce44" office:value-type="float" office:value="397033.777777778" calcext:value-type="float">
            <text:p><text:s/>397,034 <text:s/></text:p>
          </table:table-cell>
          <table:table-cell table:style-name="ce44" office:value-type="float" office:value="30499.8888888889" calcext:value-type="float">
            <text:p><text:s/>30,5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725.3333333333" calcext:value-type="float">
            <text:p><text:s/>45,725 <text:s/></text:p>
          </table:table-cell>
          <table:table-cell table:style-name="ce42" office:value-type="float" office:value="5483.4" calcext:value-type="float">
            <text:p><text:s/>5,483 <text:s/></text:p>
          </table:table-cell>
          <table:table-cell table:style-name="ce42" office:value-type="float" office:value="5243.33333333333" calcext:value-type="float">
            <text:p><text:s/>5,24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87.55555555556" calcext:value-type="float">
            <text:p><text:s/>9,1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866666666666667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.6666666666667" calcext:value-type="float">
            <text:p><text:s/>48 <text:s/></text:p>
          </table:table-cell>
          <table:table-cell table:style-name="ce42" office:value-type="float" office:value="1.73333333333333" calcext:value-type="float">
            <text:p><text:s/>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11.5" calcext:value-type="float">
            <text:p><text:s/>1,0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0.8" calcext:value-type="float">
            <text:p><text:s/>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4.2666666666667" calcext:value-type="float">
            <text:p><text:s/>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.2666666666667" calcext:value-type="float">
            <text:p><text:s/>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8.2222222222222" calcext:value-type="float">
            <text:p><text:s/>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430.6666666667" calcext:value-type="float">
            <text:p><text:s/>45,431 <text:s/></text:p>
          </table:table-cell>
          <table:table-cell table:style-name="ce42" office:value-type="float" office:value="43.3333333333333" calcext:value-type="float">
            <text:p><text:s/>43 <text:s/></text:p>
          </table:table-cell>
          <table:table-cell table:style-name="ce42" office:value-type="float" office:value="41.6" calcext:value-type="float">
            <text:p><text:s/>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8.555555555556" calcext:value-type="float">
            <text:p><text:s/>9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430.6666666667" calcext:value-type="float">
            <text:p><text:s/>45,431 <text:s/></text:p>
          </table:table-cell>
          <table:table-cell table:style-name="ce42" office:value-type="float" office:value="43.3333333333333" calcext:value-type="float">
            <text:p><text:s/>43 <text:s/></text:p>
          </table:table-cell>
          <table:table-cell table:style-name="ce42" office:value-type="float" office:value="41.6" calcext:value-type="float">
            <text:p><text:s/>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8.555555555556" calcext:value-type="float">
            <text:p><text:s/>9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3.3333333333333" calcext:value-type="float">
            <text:p>( 43 <text:s/>)</text:p>
          </table:table-cell>
          <table:table-cell table:style-name="ce45" office:value-type="float" office:value="41.6" calcext:value-type="float">
            <text:p>( 42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08.555555555556" calcext:value-type="float">
            <text:p>( 90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5430.6666666667" calcext:value-type="float">
            <text:p>( 45,43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3333333333333" calcext:value-type="float">
            <text:p><text:s/>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6.93333333333333" calcext:value-type="float">
            <text:p><text:s/>7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3333333333333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0.8333333333333" calcext:value-type="float">
            <text:p><text:s/>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3333333333333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.6666666666667" calcext:value-type="float">
            <text:p><text:s/>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31.1666666666667" calcext:value-type="float">
            <text:p><text:s/>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8" table:style-name="ce45" office:value-type="float" office:value="0" calcext:value-type="float">
            <text:p/>
          </table:table-cell>
          <table:table-cell table:style-name="ce45" office:value-type="float" office:value="1.88888888888889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4.666666666667" calcext:value-type="float">
            <text:p><text:s/>295 <text:s/></text:p>
          </table:table-cell>
          <table:table-cell table:style-name="ce42" office:value-type="float" office:value="117" calcext:value-type="float">
            <text:p><text:s/>117 <text:s/></text:p>
          </table:table-cell>
          <table:table-cell table:style-name="ce42" office:value-type="float" office:value="91" calcext:value-type="float">
            <text:p><text:s/>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60.61111111111" calcext:value-type="float">
            <text:p><text:s/>6,1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" calcext:value-type="float">
            <text:p><text:s/>117 <text:s/></text:p>
          </table:table-cell>
          <table:table-cell table:style-name="ce42" office:value-type="float" office:value="91" calcext:value-type="float">
            <text:p><text:s/>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12.44444444444" calcext:value-type="float">
            <text:p><text:s/>4,4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4.666666666667" calcext:value-type="float">
            <text:p><text:s/>2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48.16666666667" calcext:value-type="float">
            <text:p><text:s/>1,7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94.666666666667" calcext:value-type="float">
            <text:p>( 29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.33333333333333" calcext:value-type="float">
            <text:p><text:s/>4 <text:s/></text:p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.5555555555556" calcext:value-type="float">
            <text:p><text:s/>2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46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.6" calcext:value-type="float">
            <text:p><text:s/>42 <text:s/></text:p>
          </table:table-cell>
          <table:table-cell table:style-name="ce42" office:value-type="float" office:value="11.2666666666667" calcext:value-type="float">
            <text:p><text:s/>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3.166666666667" calcext:value-type="float">
            <text:p><text:s/>1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88.53333333333" calcext:value-type="float">
            <text:p><text:s/>4,989 <text:s/></text:p>
          </table:table-cell>
          <table:table-cell table:style-name="ce42" office:value-type="float" office:value="4955.6" calcext:value-type="float">
            <text:p><text:s/>4,95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7.277777777778" calcext:value-type="float">
            <text:p><text:s/>7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5.3333333333333" calcext:value-type="float">
            <text:p><text:s/>9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84305.06666667" calcext:value-type="float">
            <text:p><text:s/>7,384,305 <text:s/></text:p>
          </table:table-cell>
          <table:table-cell table:style-name="ce42" office:value-type="float" office:value="6099623.4" calcext:value-type="float">
            <text:p><text:s/>6,099,623 <text:s/></text:p>
          </table:table-cell>
          <table:table-cell table:style-name="ce42" office:value-type="float" office:value="485" calcext:value-type="float">
            <text:p><text:s/>485 <text:s/></text:p>
          </table:table-cell>
          <table:table-cell table:style-name="ce42" office:value-type="float" office:value="10928.8888888889" calcext:value-type="float">
            <text:p><text:s/>10,929 <text:s/></text:p>
          </table:table-cell>
          <table:table-cell table:style-name="ce42" office:value-type="float" office:value="387780.444444444" calcext:value-type="float">
            <text:p><text:s/>387,7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5" calcext:value-type="float">
            <text:p><text:s/>485 <text:s/></text:p>
          </table:table-cell>
          <table:table-cell table:style-name="ce42" office:value-type="float" office:value="10928.8888888889" calcext:value-type="float">
            <text:p><text:s/>10,929 <text:s/></text:p>
          </table:table-cell>
          <table:table-cell table:style-name="ce42" office:value-type="float" office:value="387780.444444444" calcext:value-type="float">
            <text:p><text:s/>387,7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84305.06666667" calcext:value-type="float">
            <text:p><text:s/>7,384,305 <text:s/></text:p>
          </table:table-cell>
          <table:table-cell table:style-name="ce42" office:value-type="float" office:value="6099623.4" calcext:value-type="float">
            <text:p><text:s/>6,099,6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.6" calcext:value-type="float">
            <text:p><text:s/>16 <text:s/></text:p>
          </table:table-cell>
          <table:table-cell table:style-name="ce42" office:value-type="float" office:value="6.06666666666667" calcext:value-type="float">
            <text:p><text:s/>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.9444444444444" calcext:value-type="float">
            <text:p><text:s/>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.6" calcext:value-type="float">
            <text:p><text:s/>16 <text:s/></text:p>
          </table:table-cell>
          <table:table-cell table:style-name="ce42" office:value-type="float" office:value="6.06666666666667" calcext:value-type="float">
            <text:p><text:s/>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.9444444444444" calcext:value-type="float">
            <text:p><text:s/>1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939.4" calcext:value-type="float">
            <text:p><text:s/>19,939 <text:s/></text:p>
          </table:table-cell>
          <table:table-cell table:style-name="ce42" office:value-type="float" office:value="12485.2" calcext:value-type="float">
            <text:p><text:s/>12,4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4652.4444444445" calcext:value-type="float">
            <text:p><text:s/>94,652 <text:s/></text:p>
          </table:table-cell>
          <table:table-cell table:style-name="ce42" office:value-type="float" office:value="9253.33333333333" calcext:value-type="float">
            <text:p><text:s/>9,253 <text:s/></text:p>
          </table:table-cell>
          <table:table-cell table:style-name="ce42" office:value-type="float" office:value="21294.3888888889" calcext:value-type="float">
            <text:p><text:s/>21,2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5124.55555555556" calcext:value-type="float">
            <text:p><text:s/>5,1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79.3333333333333" calcext:value-type="float">
            <text:p><text:s/>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.5333333333333" calcext:value-type="float">
            <text:p><text:s/>23 <text:s/></text:p>
          </table:table-cell>
          <table:table-cell table:style-name="ce42" office:value-type="float" office:value="15.6" calcext:value-type="float">
            <text:p><text:s/>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402.9333333333" calcext:value-type="float">
            <text:p><text:s/>19,403 <text:s/></text:p>
          </table:table-cell>
          <table:table-cell table:style-name="ce42" office:value-type="float" office:value="12235.6" calcext:value-type="float">
            <text:p><text:s/>12,2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4652.4444444445" calcext:value-type="float">
            <text:p><text:s/>94,652 <text:s/></text:p>
          </table:table-cell>
          <table:table-cell table:style-name="ce42" office:value-type="float" office:value="9253.33333333333" calcext:value-type="float">
            <text:p><text:s/>9,253 <text:s/></text:p>
          </table:table-cell>
          <table:table-cell table:style-name="ce42" office:value-type="float" office:value="13566.9444444444" calcext:value-type="float">
            <text:p><text:s/>13,56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13.933333333333" calcext:value-type="float">
            <text:p><text:s/>514 <text:s/></text:p>
          </table:table-cell>
          <table:table-cell table:style-name="ce43" office:value-type="float" office:value="234" calcext:value-type="float">
            <text:p><text:s/>23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523.55555555556" calcext:value-type="float">
            <text:p><text:s/>2,524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39248.26666667" calcext:value-type="float">
            <text:p><text:s/>4,839,2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39248.26666667" calcext:value-type="float">
            <text:p><text:s/>4,839,2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839248.26666667" calcext:value-type="float">
            <text:p>( 4,839,24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6年(西元1997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97616.13333333" calcext:value-type="float">
            <text:p><text:s/>3,497,6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9221.333333333" calcext:value-type="float">
            <text:p><text:s/>379,221 <text:s/></text:p>
          </table:table-cell>
          <table:table-cell table:style-name="ce42" office:value-type="float" office:value="117163.333333333" calcext:value-type="float">
            <text:p><text:s/>117,163 <text:s/></text:p>
          </table:table-cell>
          <table:table-cell table:style-name="ce42" office:value-type="float" office:value="263441.018184537" calcext:value-type="float">
            <text:p><text:s/>263,4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493.9111111111" calcext:value-type="float">
            <text:p><text:s/>23,494 <text:s/></text:p>
          </table:table-cell>
          <table:table-cell table:style-name="ce42" office:value-type="float" office:value="294528" calcext:value-type="float">
            <text:p><text:s/>294,52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374984.35555556" calcext:value-type="float">
            <text:p><text:s/>1,374,984 <text:s/></text:p>
          </table:table-cell>
          <table:table-cell table:style-name="ce42" office:value-type="float" office:value="1479552.17777778" calcext:value-type="float">
            <text:p><text:s/>1,479,5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0430.933333333" calcext:value-type="float">
            <text:p><text:s/>200,431 <text:s/></text:p>
          </table:table-cell>
          <table:table-cell table:style-name="ce42" office:value-type="float" office:value="81318.8888888889" calcext:value-type="float">
            <text:p><text:s/>81,319 <text:s/></text:p>
          </table:table-cell>
          <table:table-cell table:style-name="ce42" office:value-type="float" office:value="42481.1044773316" calcext:value-type="float">
            <text:p><text:s/>42,4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511.222222222" calcext:value-type="float">
            <text:p><text:s/>105,511 <text:s/></text:p>
          </table:table-cell>
          <table:table-cell table:style-name="ce42" office:value-type="float" office:value="361058" calcext:value-type="float">
            <text:p><text:s/>361,05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239137.066666667" calcext:value-type="float">
            <text:p><text:s/>239,137 <text:s/></text:p>
          </table:table-cell>
          <table:table-cell table:style-name="ce42" office:value-type="float" office:value="2817053.28888889" calcext:value-type="float">
            <text:p><text:s/>2,817,0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01.33333333333" calcext:value-type="float">
            <text:p><text:s/>2,1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71459.3831111113" calcext:value-type="float">
            <text:p><text:s/>71,459 <text:s/></text:p>
          </table:table-cell>
          <table:table-cell table:style-name="ce42" office:value-type="float" office:value="-472156.266666666" calcext:value-type="float">
            <text:p><text:s/>-472,1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931.7333333333" calcext:value-type="float">
            <text:p><text:s/>49,932 <text:s/></text:p>
          </table:table-cell>
          <table:table-cell table:style-name="ce42" office:value-type="float" office:value="-9789.99999999999" calcext:value-type="float">
            <text:p><text:s/>-9,790 <text:s/></text:p>
          </table:table-cell>
          <table:table-cell table:style-name="ce42" office:value-type="float" office:value="73593.3333333333" calcext:value-type="float">
            <text:p><text:s/>73,5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4571.7555555556" calcext:value-type="float">
            <text:p><text:s/>-24,572 <text:s/></text:p>
          </table:table-cell>
          <table:table-cell table:style-name="ce42" office:value-type="float" office:value="147218.104444444" calcext:value-type="float">
            <text:p><text:s/>147,21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685580.80533333" calcext:value-type="float">
            <text:p><text:s/>-1,685,581 <text:s/></text:p>
          </table:table-cell>
          <table:table-cell table:style-name="ce43" office:value-type="float" office:value="-326833.066666667" calcext:value-type="float">
            <text:p><text:s/>-326,83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6757.333333333" calcext:value-type="float">
            <text:p><text:s/>126,757 <text:s/></text:p>
          </table:table-cell>
          <table:table-cell table:style-name="ce43" office:value-type="float" office:value="45634.4444444444" calcext:value-type="float">
            <text:p><text:s/>45,634 <text:s/></text:p>
          </table:table-cell>
          <table:table-cell table:style-name="ce43" office:value-type="float" office:value="147366.580373873" calcext:value-type="float">
            <text:p><text:s/>147,36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57445.5555555556" calcext:value-type="float">
            <text:p><text:s/>-57,446 <text:s/></text:p>
          </table:table-cell>
          <table:table-cell table:style-name="ce43" office:value-type="float" office:value="-213748.104444444" calcext:value-type="float">
            <text:p><text:s/>-213,74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277.95555555556" calcext:value-type="float">
            <text:p><text:s/>1,278 <text:s/></text:p>
          </table:table-cell>
          <table:table-cell table:style-name="ce42" office:value-type="float" office:value="1190742.71111111" calcext:value-type="float">
            <text:p><text:s/>1,190,7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953.0666666667" calcext:value-type="float">
            <text:p><text:s/>11,953 <text:s/></text:p>
          </table:table-cell>
          <table:table-cell table:style-name="ce42" office:value-type="float" office:value="2.22222222222222" calcext:value-type="float">
            <text:p><text:s/>2 <text:s/></text:p>
          </table:table-cell>
          <table:table-cell table:style-name="ce42" office:value-type="float" office:value="2576.68888888889" calcext:value-type="float">
            <text:p><text:s/>2,57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2864.933333333" calcext:value-type="float">
            <text:p><text:s/>312,86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57894.16469376" calcext:value-type="float">
            <text:p><text:s/>157,894 <text:s/></text:p>
          </table:table-cell>
          <table:table-cell table:style-name="ce42" office:value-type="float" office:value="6673047.76952757" calcext:value-type="float">
            <text:p><text:s/>6,673,0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57552.266666667" calcext:value-type="float">
            <text:p><text:s/>157,552 <text:s/></text:p>
          </table:table-cell>
          <table:table-cell table:style-name="ce42" office:value-type="float" office:value="6032460.44444445" calcext:value-type="float">
            <text:p><text:s/>6,032,4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38.13333333333" calcext:value-type="float">
            <text:p><text:s/>4,2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41.898027093333" calcext:value-type="float">
            <text:p><text:s/>342 <text:s/></text:p>
          </table:table-cell>
          <table:table-cell table:style-name="ce43" office:value-type="float" office:value="636349.191749789" calcext:value-type="float">
            <text:p><text:s/>636,34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688698.13333333" calcext:value-type="float">
            <text:p><text:s/>6,688,698 <text:s/></text:p>
          </table:table-cell>
          <table:table-cell table:style-name="ce42" office:value-type="float" office:value="15396179.5555556" calcext:value-type="float">
            <text:p><text:s/>15,396,1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2151.466666667" calcext:value-type="float">
            <text:p><text:s/>312,151 <text:s/></text:p>
          </table:table-cell>
          <table:table-cell table:style-name="ce42" office:value-type="float" office:value="805508.888888889" calcext:value-type="float">
            <text:p><text:s/>805,509 <text:s/></text:p>
          </table:table-cell>
          <table:table-cell table:style-name="ce42" office:value-type="float" office:value="191932.888888889" calcext:value-type="float">
            <text:p><text:s/>191,9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0230.577777778" calcext:value-type="float">
            <text:p><text:s/>130,231 <text:s/></text:p>
          </table:table-cell>
          <table:table-cell table:style-name="ce42" office:value-type="float" office:value="1259391.03444444" calcext:value-type="float">
            <text:p><text:s/>1,259,39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6676690.31288889" calcext:value-type="float">
            <text:p><text:s/>6,676,690 <text:s/></text:p>
          </table:table-cell>
          <table:table-cell table:style-name="ce42" office:value-type="float" office:value="15396179.5555556" calcext:value-type="float">
            <text:p><text:s/>15,396,1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2151.466666667" calcext:value-type="float">
            <text:p><text:s/>312,151 <text:s/></text:p>
          </table:table-cell>
          <table:table-cell table:style-name="ce42" office:value-type="float" office:value="805508.888888889" calcext:value-type="float">
            <text:p><text:s/>805,509 <text:s/></text:p>
          </table:table-cell>
          <table:table-cell table:style-name="ce42" office:value-type="float" office:value="191932.888888889" calcext:value-type="float">
            <text:p><text:s/>191,9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0230.577777778" calcext:value-type="float">
            <text:p><text:s/>130,231 <text:s/></text:p>
          </table:table-cell>
          <table:table-cell table:style-name="ce42" office:value-type="float" office:value="1244098.46022222" calcext:value-type="float">
            <text:p><text:s/>1,244,09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2007.8204444444" calcext:value-type="float">
            <text:p><text:s/>12,00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5292.5742222222" calcext:value-type="float">
            <text:p><text:s/>15,29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7974.9333333333" calcext:value-type="float">
            <text:p><text:s/>37,975 <text:s/></text:p>
          </table:table-cell>
          <table:table-cell table:style-name="ce42" office:value-type="float" office:value="558112.707195124" calcext:value-type="float">
            <text:p><text:s/>558,1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.2444444444445" calcext:value-type="float">
            <text:p><text:s/>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744.088888888889" calcext:value-type="float">
            <text:p><text:s/>744 <text:s/></text:p>
          </table:table-cell>
          <table:table-cell table:style-name="ce42" office:value-type="float" office:value="7407.02222222222" calcext:value-type="float">
            <text:p><text:s/>7,4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5.111111111111" calcext:value-type="float">
            <text:p><text:s/>2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7224.9777777778" calcext:value-type="float">
            <text:p><text:s/>37,225 <text:s/></text:p>
          </table:table-cell>
          <table:table-cell table:style-name="ce42" office:value-type="float" office:value="550413.329417347" calcext:value-type="float">
            <text:p><text:s/>550,4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5.86666666666667" calcext:value-type="float">
            <text:p><text:s/>6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805970.27441735" calcext:value-type="float">
            <text:p><text:s/>4,805,970 <text:s/></text:p>
          </table:table-cell>
          <table:table-cell table:style-name="ce44" office:value-type="float" office:value="6647443.30105509" calcext:value-type="float">
            <text:p><text:s/>6,647,44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26955.733333333" calcext:value-type="float">
            <text:p><text:s/>426,956 <text:s/></text:p>
          </table:table-cell>
          <table:table-cell table:style-name="ce44" office:value-type="float" office:value="851141.111111111" calcext:value-type="float">
            <text:p><text:s/>851,141 <text:s/></text:p>
          </table:table-cell>
          <table:table-cell table:style-name="ce44" office:value-type="float" office:value="336722.780373873" calcext:value-type="float">
            <text:p><text:s/>336,72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72785.0222222222" calcext:value-type="float">
            <text:p><text:s/>72,785 <text:s/></text:p>
          </table:table-cell>
          <table:table-cell table:style-name="ce44" office:value-type="float" office:value="732777.996666667" calcext:value-type="float">
            <text:p><text:s/>732,77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805970.27441735" calcext:value-type="float">
            <text:p><text:s/>4,805,970 <text:s/></text:p>
          </table:table-cell>
          <table:table-cell table:style-name="ce44" office:value-type="float" office:value="6647443.30105509" calcext:value-type="float">
            <text:p><text:s/>6,647,443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4468.8" calcext:value-type="float">
            <text:p><text:s/>24,469 <text:s/></text:p>
          </table:table-cell>
          <table:table-cell table:style-name="ce44" office:value-type="float" office:value="11674.86" calcext:value-type="float">
            <text:p><text:s/>11,6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51095.16330624" calcext:value-type="float">
            <text:p><text:s/>251,095 <text:s/></text:p>
          </table:table-cell>
          <table:table-cell table:style-name="ce42" office:value-type="float" office:value="6082681.87883286" calcext:value-type="float">
            <text:p><text:s/>6,082,6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468.8" calcext:value-type="float">
            <text:p><text:s/>24,469 <text:s/></text:p>
          </table:table-cell>
          <table:table-cell table:style-name="ce42" office:value-type="float" office:value="11674.86" calcext:value-type="float">
            <text:p><text:s/>11,6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8588.5333333333" calcext:value-type="float">
            <text:p><text:s/>18,589 <text:s/></text:p>
          </table:table-cell>
          <table:table-cell table:style-name="ce42" office:value-type="float" office:value="21068" calcext:value-type="float">
            <text:p><text:s/>21,0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4130.8444444444" calcext:value-type="float">
            <text:p><text:s/>14,131 <text:s/></text:p>
          </table:table-cell>
          <table:table-cell table:style-name="ce42" office:value-type="float" office:value="436470.760838783" calcext:value-type="float">
            <text:p><text:s/>436,4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663.37466232711" calcext:value-type="float">
            <text:p><text:s/>3,663 <text:s/></text:p>
          </table:table-cell>
          <table:table-cell table:style-name="ce42" office:value-type="float" office:value="1333510.45911249" calcext:value-type="float">
            <text:p><text:s/>1,333,5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84.8" calcext:value-type="float">
            <text:p><text:s/>185 <text:s/></text:p>
          </table:table-cell>
          <table:table-cell table:style-name="ce42" office:value-type="float" office:value="53075.8222222222" calcext:value-type="float">
            <text:p><text:s/>53,0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356.888888888889" calcext:value-type="float">
            <text:p><text:s/>357 <text:s/></text:p>
          </table:table-cell>
          <table:table-cell table:style-name="ce42" office:value-type="float" office:value="8838.13333333333" calcext:value-type="float">
            <text:p><text:s/>8,8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511.69425128089" calcext:value-type="float">
            <text:p><text:s/>1,512 <text:s/></text:p>
          </table:table-cell>
          <table:table-cell table:style-name="ce42" office:value-type="float" office:value="490059.37367097" calcext:value-type="float">
            <text:p><text:s/>490,0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606.222222222222" calcext:value-type="float">
            <text:p><text:s/>606 <text:s/></text:p>
          </table:table-cell>
          <table:table-cell table:style-name="ce42" office:value-type="float" office:value="3063.6" calcext:value-type="float">
            <text:p><text:s/>3,0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3806.7946603484" calcext:value-type="float">
            <text:p><text:s/>73,807 <text:s/></text:p>
          </table:table-cell>
          <table:table-cell table:style-name="ce42" office:value-type="float" office:value="1595625.41341951" calcext:value-type="float">
            <text:p><text:s/>1,595,6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3779.2460278622" calcext:value-type="float">
            <text:p><text:s/>73,779 <text:s/></text:p>
          </table:table-cell>
          <table:table-cell table:style-name="ce42" office:value-type="float" office:value="1500490.32420598" calcext:value-type="float">
            <text:p><text:s/>1,500,4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2685.9180278622" calcext:value-type="float">
            <text:p>( 22,686 <text:s/>)</text:p>
          </table:table-cell>
          <table:table-cell table:style-name="ce45" office:value-type="float" office:value="1298067.65592415" calcext:value-type="float">
            <text:p>( 1,298,06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1093.328" calcext:value-type="float">
            <text:p>( 51,093 <text:s/>)</text:p>
          </table:table-cell>
          <table:table-cell table:style-name="ce45" office:value-type="float" office:value="202422.668281836" calcext:value-type="float">
            <text:p>( 202,42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556.8332243444" calcext:value-type="float">
            <text:p><text:s/>46,5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7.5486324862222" calcext:value-type="float">
            <text:p><text:s/>28 <text:s/></text:p>
          </table:table-cell>
          <table:table-cell table:style-name="ce42" office:value-type="float" office:value="48578.2559891831" calcext:value-type="float">
            <text:p><text:s/>48,5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6738.84444444444" calcext:value-type="float">
            <text:p><text:s/>6,739 <text:s/></text:p>
          </table:table-cell>
          <table:table-cell table:style-name="ce42" office:value-type="float" office:value="179064.711111111" calcext:value-type="float">
            <text:p><text:s/>179,0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11.911111111111" calcext:value-type="float">
            <text:p><text:s/>312 <text:s/></text:p>
          </table:table-cell>
          <table:table-cell table:style-name="ce42" office:value-type="float" office:value="40988.0444444444" calcext:value-type="float">
            <text:p><text:s/>40,9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804.97777777778" calcext:value-type="float">
            <text:p><text:s/>1,805 <text:s/></text:p>
          </table:table-cell>
          <table:table-cell table:style-name="ce46" office:value-type="float" office:value="285241.911111111" calcext:value-type="float">
            <text:p><text:s/>285,242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38307.3777777778" calcext:value-type="float">
            <text:p><text:s/>38,307 <text:s/></text:p>
          </table:table-cell>
          <table:table-cell table:style-name="ce42" office:value-type="float" office:value="506757.466666667" calcext:value-type="float">
            <text:p><text:s/>506,7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468.8" calcext:value-type="float">
            <text:p><text:s/>24,4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32144.4444444444" calcext:value-type="float">
            <text:p><text:s/>32,144 <text:s/></text:p>
          </table:table-cell>
          <table:table-cell table:style-name="ce42" office:value-type="float" office:value="109418.666666667" calcext:value-type="float">
            <text:p><text:s/>109,41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687.0666666667" calcext:value-type="float">
            <text:p><text:s/>23,68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6162.93333333333" calcext:value-type="float">
            <text:p><text:s/>6,163 <text:s/></text:p>
          </table:table-cell>
          <table:table-cell table:style-name="ce42" office:value-type="float" office:value="397338.8" calcext:value-type="float">
            <text:p><text:s/>397,3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81.733333333333" calcext:value-type="float">
            <text:p><text:s/>7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3165.7777777778" calcext:value-type="float">
            <text:p><text:s/>13,166 <text:s/></text:p>
          </table:table-cell>
          <table:table-cell table:style-name="ce42" office:value-type="float" office:value="761400.515111111" calcext:value-type="float">
            <text:p><text:s/>761,4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674.86" calcext:value-type="float">
            <text:p><text:s/>11,67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9634.04444444444" calcext:value-type="float">
            <text:p><text:s/>9,634 <text:s/></text:p>
          </table:table-cell>
          <table:table-cell table:style-name="ce42" office:value-type="float" office:value="649543.848444444" calcext:value-type="float">
            <text:p><text:s/>649,5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674.86" calcext:value-type="float">
            <text:p><text:s/>11,67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3531.73333333333" calcext:value-type="float">
            <text:p><text:s/>3,532 <text:s/></text:p>
          </table:table-cell>
          <table:table-cell table:style-name="ce42" office:value-type="float" office:value="111856.666666667" calcext:value-type="float">
            <text:p><text:s/>111,8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574.75555555556" calcext:value-type="float">
            <text:p><text:s/>3,575 <text:s/></text:p>
          </table:table-cell>
          <table:table-cell table:style-name="ce42" office:value-type="float" office:value="88144.1777777778" calcext:value-type="float">
            <text:p><text:s/>88,1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387.46666666667" calcext:value-type="float">
            <text:p><text:s/>1,387 <text:s/></text:p>
          </table:table-cell>
          <table:table-cell table:style-name="ce46" office:value-type="float" office:value="17777.4666666667" calcext:value-type="float">
            <text:p><text:s/>17,77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9257.37084336533" calcext:value-type="float">
            <text:p><text:s/>9,257 <text:s/></text:p>
          </table:table-cell>
          <table:table-cell table:style-name="ce42" office:value-type="float" office:value="81924.1122355524" calcext:value-type="float">
            <text:p><text:s/>81,9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2581.0666666667" calcext:value-type="float">
            <text:p><text:s/>12,581 <text:s/></text:p>
          </table:table-cell>
          <table:table-cell table:style-name="ce42" office:value-type="float" office:value="28358.4888888889" calcext:value-type="float">
            <text:p><text:s/>28,3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460.08888888889" calcext:value-type="float">
            <text:p><text:s/>2,460 <text:s/></text:p>
          </table:table-cell>
          <table:table-cell table:style-name="ce42" office:value-type="float" office:value="21391.0222222222" calcext:value-type="float">
            <text:p><text:s/>21,3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41.2622222515556" calcext:value-type="float">
            <text:p><text:s/>41 <text:s/></text:p>
          </table:table-cell>
          <table:table-cell table:style-name="ce42" office:value-type="float" office:value="17.3777777777778" calcext:value-type="float">
            <text:p><text:s/>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48615.1111111111" calcext:value-type="float">
            <text:p><text:s/>48,615 <text:s/></text:p>
          </table:table-cell>
          <table:table-cell table:style-name="ce42" office:value-type="float" office:value="129905.022222222" calcext:value-type="float">
            <text:p><text:s/>129,9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417744" calcext:value-type="float">
            <text:p><text:s/>3,417,744 <text:s/></text:p>
          </table:table-cell>
          <table:table-cell table:style-name="ce42" office:value-type="float" office:value="201697.733333333" calcext:value-type="float">
            <text:p><text:s/>201,6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209064.71111111" calcext:value-type="float">
            <text:p><text:s/>3,209,06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6199.0222222222" calcext:value-type="float">
            <text:p><text:s/>46,19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62480.266666667" calcext:value-type="float">
            <text:p><text:s/>162,480 <text:s/></text:p>
          </table:table-cell>
          <table:table-cell table:style-name="ce42" office:value-type="float" office:value="201697.733333333" calcext:value-type="float">
            <text:p><text:s/>201,6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782897.866666667" calcext:value-type="float">
            <text:p><text:s/>782,898 <text:s/></text:p>
          </table:table-cell>
          <table:table-cell table:style-name="ce42" office:value-type="float" office:value="99183.1555555556" calcext:value-type="float">
            <text:p><text:s/>99,1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397.24444444444" calcext:value-type="float">
            <text:p><text:s/>1,397 <text:s/></text:p>
          </table:table-cell>
          <table:table-cell table:style-name="ce42" office:value-type="float" office:value="701.244444444444" calcext:value-type="float">
            <text:p><text:s/>7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781500.622222222" calcext:value-type="float">
            <text:p><text:s/>781,501 <text:s/></text:p>
          </table:table-cell>
          <table:table-cell table:style-name="ce43" office:value-type="float" office:value="98481.9111111111" calcext:value-type="float">
            <text:p><text:s/>98,48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54233.244444444" calcext:value-type="float">
            <text:p><text:s/>354,233 <text:s/></text:p>
          </table:table-cell>
          <table:table-cell table:style-name="ce42" office:value-type="float" office:value="263880.533333333" calcext:value-type="float">
            <text:p><text:s/>263,8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73205.2444444444" calcext:value-type="float">
            <text:p><text:s/>73,205 <text:s/></text:p>
          </table:table-cell>
          <table:table-cell table:style-name="ce42" office:value-type="float" office:value="123916.844444444" calcext:value-type="float">
            <text:p><text:s/>123,9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266.48888888889" calcext:value-type="float">
            <text:p><text:s/>2,266 <text:s/></text:p>
          </table:table-cell>
          <table:table-cell table:style-name="ce42" office:value-type="float" office:value="1351.37777777778" calcext:value-type="float">
            <text:p><text:s/>1,3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6437.68888888889" calcext:value-type="float">
            <text:p><text:s/>6,43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734.311111111111" calcext:value-type="float">
            <text:p><text:s/>73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015.91111111111" calcext:value-type="float">
            <text:p><text:s/>1,016 <text:s/></text:p>
          </table:table-cell>
          <table:table-cell table:style-name="ce42" office:value-type="float" office:value="744.177777777778" calcext:value-type="float">
            <text:p><text:s/>7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75925.688888889" calcext:value-type="float">
            <text:p><text:s/>175,926 <text:s/></text:p>
          </table:table-cell>
          <table:table-cell table:style-name="ce42" office:value-type="float" office:value="109890.933333333" calcext:value-type="float">
            <text:p><text:s/>109,8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94647.9111111111" calcext:value-type="float">
            <text:p><text:s/>94,648 <text:s/></text:p>
          </table:table-cell>
          <table:table-cell table:style-name="ce43" office:value-type="float" office:value="27977.2" calcext:value-type="float">
            <text:p><text:s/>27,97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6955.733333333" calcext:value-type="float">
            <text:p><text:s/>426,956 <text:s/></text:p>
          </table:table-cell>
          <table:table-cell table:style-name="ce42" office:value-type="float" office:value="851141.111111111" calcext:value-type="float">
            <text:p><text:s/>851,141 <text:s/></text:p>
          </table:table-cell>
          <table:table-cell table:style-name="ce42" office:value-type="float" office:value="336722.780373873" calcext:value-type="float">
            <text:p><text:s/>336,7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316.2222222222" calcext:value-type="float">
            <text:p><text:s/>48,316 <text:s/></text:p>
          </table:table-cell>
          <table:table-cell table:style-name="ce42" office:value-type="float" office:value="721103.136666667" calcext:value-type="float">
            <text:p><text:s/>721,10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6955.733333333" calcext:value-type="float">
            <text:p><text:s/>426,956 <text:s/></text:p>
          </table:table-cell>
          <table:table-cell table:style-name="ce42" office:value-type="float" office:value="851141.111111111" calcext:value-type="float">
            <text:p><text:s/>851,141 <text:s/></text:p>
          </table:table-cell>
          <table:table-cell table:style-name="ce42" office:value-type="float" office:value="336722.780373873" calcext:value-type="float">
            <text:p><text:s/>336,7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316.2222222222" calcext:value-type="float">
            <text:p><text:s/>48,316 <text:s/></text:p>
          </table:table-cell>
          <table:table-cell table:style-name="ce42" office:value-type="float" office:value="721103.136666667" calcext:value-type="float">
            <text:p><text:s/>721,10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33685.104447797" calcext:value-type="float">
            <text:p><text:s/>633,685 <text:s/></text:p>
          </table:table-cell>
          <table:table-cell table:style-name="ce42" office:value-type="float" office:value="28501982.2644282" calcext:value-type="float">
            <text:p><text:s/>28,501,9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32443.877569797" calcext:value-type="float">
            <text:p><text:s/>632,444 <text:s/></text:p>
          </table:table-cell>
          <table:table-cell table:style-name="ce42" office:value-type="float" office:value="24859689.3114302" calcext:value-type="float">
            <text:p><text:s/>24,859,6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123.411549" calcext:value-type="float">
            <text:p><text:s/>11,1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241.226878" calcext:value-type="float">
            <text:p><text:s/>1,241 <text:s/></text:p>
          </table:table-cell>
          <table:table-cell table:style-name="ce42" office:value-type="float" office:value="3631169.541449" calcext:value-type="float">
            <text:p><text:s/>3,631,1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6年(西元1997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764202.666666667" calcext:value-type="float">
            <text:p><text:s/>764,20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65370.487622444" calcext:value-type="float">
            <text:p><text:s/>465,370 <text:s/></text:p>
          </table:table-cell>
          <table:table-cell table:number-columns-repeated="2" table:style-name="ce41" office:value-type="float" office:value="193699.120666667" calcext:value-type="float">
            <text:p><text:s/>193,699 <text:s/>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271671.366955778" calcext:value-type="float">
            <text:p><text:s/>271,67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206164" calcext:value-type="float">
            <text:p><text:s/>4,206,1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06164" calcext:value-type="float">
            <text:p><text:s/>4,206,1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317309.444444444" calcext:value-type="float">
            <text:p><text:s/>317,309 <text:s/></text:p>
          </table:table-cell>
          <table:table-cell table:style-name="ce42" office:value-type="float" office:value="138804.444444444" calcext:value-type="float">
            <text:p><text:s/>138,804 <text:s/></text:p>
          </table:table-cell>
          <table:table-cell table:style-name="ce42" office:value-type="float" office:value="178505" calcext:value-type="float">
            <text:p><text:s/>178,5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653057.22222222" calcext:value-type="float">
            <text:p><text:s/>4,653,057 <text:s/></text:p>
          </table:table-cell>
          <table:table-cell table:style-name="ce43" office:value-type="float" office:value="625398.222222222" calcext:value-type="float">
            <text:p><text:s/>625,398 <text:s/></text:p>
          </table:table-cell>
          <table:table-cell table:style-name="ce43" office:value-type="float" office:value="4027659" calcext:value-type="float">
            <text:p><text:s/>4,027,659 <text:s/></text:p>
          </table:table-cell>
          <table:table-cell table:style-name="ce43" office:value-type="float" office:value="465370.487622444" calcext:value-type="float">
            <text:p><text:s/>465,370 <text:s/></text:p>
          </table:table-cell>
          <table:table-cell table:number-columns-repeated="2" table:style-name="ce43" office:value-type="float" office:value="193699.120666667" calcext:value-type="float">
            <text:p><text:s/>193,699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71671.366955778" calcext:value-type="float">
            <text:p><text:s/>271,67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4043113" calcext:value-type="float">
            <text:p><text:s/>4,043,1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43113" calcext:value-type="float">
            <text:p><text:s/>4,043,1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0.0000000000015" calcext:value-type="float">
            <text:p><text:s/>-0 <text:s/></text:p>
          </table:table-cell>
          <table:table-cell table:number-columns-repeated="2" table:style-name="ce43" office:value-type="float" office:value="-0.000000000001" calcext:value-type="float">
            <text:p><text:s/>-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0.0000000000005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124796.09330249" calcext:value-type="float">
            <text:p><text:s/>2,124,796 <text:s/></text:p>
          </table:table-cell>
          <table:table-cell table:style-name="ce42" office:value-type="float" office:value="2587.05897777778" calcext:value-type="float">
            <text:p><text:s/>2,587 <text:s/></text:p>
          </table:table-cell>
          <table:table-cell table:style-name="ce42" office:value-type="float" office:value="2122209.03432471" calcext:value-type="float">
            <text:p><text:s/>2,122,209 <text:s/></text:p>
          </table:table-cell>
          <table:table-cell table:style-name="ce42" office:value-type="float" office:value="282570.686167923" calcext:value-type="float">
            <text:p><text:s/>282,571 <text:s/></text:p>
          </table:table-cell>
          <table:table-cell table:number-columns-repeated="2" table:style-name="ce42" office:value-type="float" office:value="65233.6412468888" calcext:value-type="float">
            <text:p><text:s/>65,23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7337.044921035" calcext:value-type="float">
            <text:p><text:s/>217,3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071278" calcext:value-type="float">
            <text:p><text:s/>2,071,2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71278" calcext:value-type="float">
            <text:p><text:s/>2,071,2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53518.0933024878" calcext:value-type="float">
            <text:p><text:s/>53,518 <text:s/></text:p>
          </table:table-cell>
          <table:table-cell table:style-name="ce43" office:value-type="float" office:value="2587.05897777778" calcext:value-type="float">
            <text:p><text:s/>2,587 <text:s/></text:p>
          </table:table-cell>
          <table:table-cell table:style-name="ce43" office:value-type="float" office:value="50931.03432471" calcext:value-type="float">
            <text:p><text:s/>50,931 <text:s/></text:p>
          </table:table-cell>
          <table:table-cell table:style-name="ce43" office:value-type="float" office:value="282570.686167923" calcext:value-type="float">
            <text:p><text:s/>282,571 <text:s/></text:p>
          </table:table-cell>
          <table:table-cell table:number-columns-repeated="2" table:style-name="ce43" office:value-type="float" office:value="65233.6412468888" calcext:value-type="float">
            <text:p><text:s/>65,23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17337.044921035" calcext:value-type="float">
            <text:p><text:s/>217,3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4005189" calcext:value-type="float">
            <text:p><text:s/>4,005,189 <text:s/></text:p>
          </table:table-cell>
          <table:table-cell table:style-name="ce42" office:value-type="float" office:value="848440" calcext:value-type="float">
            <text:p><text:s/>848,440 <text:s/></text:p>
          </table:table-cell>
          <table:table-cell table:style-name="ce42" office:value-type="float" office:value="3156749" calcext:value-type="float">
            <text:p><text:s/>3,156,7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4005189" calcext:value-type="float">
            <text:p><text:s/>4,005,189 <text:s/></text:p>
          </table:table-cell>
          <table:table-cell table:style-name="ce43" office:value-type="float" office:value="848440" calcext:value-type="float">
            <text:p><text:s/>848,440 <text:s/></text:p>
          </table:table-cell>
          <table:table-cell table:style-name="ce43" office:value-type="float" office:value="3156749" calcext:value-type="float">
            <text:p><text:s/>3,156,74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709945.619785423" calcext:value-type="float">
            <text:p><text:s/>709,946 <text:s/></text:p>
          </table:table-cell>
          <table:table-cell table:style-name="ce42" office:value-type="float" office:value="15581.3333333333" calcext:value-type="float">
            <text:p><text:s/>15,581 <text:s/></text:p>
          </table:table-cell>
          <table:table-cell table:style-name="ce42" office:value-type="float" office:value="694364.28645209" calcext:value-type="float">
            <text:p><text:s/>694,3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709945.619785423" calcext:value-type="float">
            <text:p><text:s/>709,946 <text:s/></text:p>
          </table:table-cell>
          <table:table-cell table:style-name="ce42" office:value-type="float" office:value="15581.3333333333" calcext:value-type="float">
            <text:p><text:s/>15,581 <text:s/></text:p>
          </table:table-cell>
          <table:table-cell table:style-name="ce42" office:value-type="float" office:value="694364.28645209" calcext:value-type="float">
            <text:p><text:s/>694,3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780391.50913431" calcext:value-type="float">
            <text:p><text:s/>1,780,392 <text:s/></text:p>
          </table:table-cell>
          <table:table-cell table:style-name="ce44" office:value-type="float" office:value="1455669.82991111" calcext:value-type="float">
            <text:p><text:s/>1,455,670 <text:s/></text:p>
          </table:table-cell>
          <table:table-cell table:style-name="ce44" office:value-type="float" office:value="324721.6792232" calcext:value-type="float">
            <text:p><text:s/>324,722 <text:s/></text:p>
          </table:table-cell>
          <table:table-cell table:style-name="ce44" office:value-type="float" office:value="182799.801454521" calcext:value-type="float">
            <text:p><text:s/>182,800 <text:s/></text:p>
          </table:table-cell>
          <table:table-cell table:number-columns-repeated="2" table:style-name="ce44" office:value-type="float" office:value="128465.479419778" calcext:value-type="float">
            <text:p><text:s/>128,465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4334.3220347431" calcext:value-type="float">
            <text:p><text:s/>54,33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446220.84246764" calcext:value-type="float">
            <text:p><text:s/>1,446,221 <text:s/></text:p>
          </table:table-cell>
          <table:table-cell table:style-name="ce44" office:value-type="float" office:value="1121499.16324444" calcext:value-type="float">
            <text:p><text:s/>1,121,499 <text:s/></text:p>
          </table:table-cell>
          <table:table-cell table:style-name="ce44" office:value-type="float" office:value="324721.6792232" calcext:value-type="float">
            <text:p><text:s/>324,722 <text:s/></text:p>
          </table:table-cell>
          <table:table-cell table:style-name="ce44" office:value-type="float" office:value="182799.801454521" calcext:value-type="float">
            <text:p><text:s/>182,800 <text:s/></text:p>
          </table:table-cell>
          <table:table-cell table:number-columns-repeated="2" table:style-name="ce44" office:value-type="float" office:value="128465.479419778" calcext:value-type="float">
            <text:p><text:s/>128,465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4334.3220347431" calcext:value-type="float">
            <text:p><text:s/>54,3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30466.878912089" calcext:value-type="float">
            <text:p><text:s/>630,467 <text:s/></text:p>
          </table:table-cell>
          <table:table-cell table:style-name="ce42" office:value-type="float" office:value="368303.199688889" calcext:value-type="float">
            <text:p><text:s/>368,303 <text:s/></text:p>
          </table:table-cell>
          <table:table-cell table:style-name="ce42" office:value-type="float" office:value="262163.6792232" calcext:value-type="float">
            <text:p><text:s/>262,164 <text:s/></text:p>
          </table:table-cell>
          <table:table-cell table:style-name="ce42" office:value-type="float" office:value="182799.801454521" calcext:value-type="float">
            <text:p><text:s/>182,800 <text:s/></text:p>
          </table:table-cell>
          <table:table-cell table:number-columns-repeated="2" table:style-name="ce42" office:value-type="float" office:value="128465.479419778" calcext:value-type="float">
            <text:p><text:s/>128,46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334.3220347431" calcext:value-type="float">
            <text:p><text:s/>54,3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5152.9774666667" calcext:value-type="float">
            <text:p><text:s/>15,1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3155.8888888889" calcext:value-type="float">
            <text:p><text:s/>23,156 <text:s/></text:p>
          </table:table-cell>
          <table:table-cell table:style-name="ce42" office:value-type="float" office:value="23144.8888888889" calcext:value-type="float">
            <text:p><text:s/>23,145 <text:s/></text:p>
          </table:table-cell>
          <table:table-cell table:style-name="ce42" office:value-type="float" office:value="11" calcext:value-type="float">
            <text:p><text:s/>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642" calcext:value-type="float">
            <text:p><text:s/>6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2" calcext:value-type="float">
            <text:p><text:s/>642 <text:s/></text:p>
          </table:table-cell>
          <table:table-cell table:number-columns-repeated="3" table:style-name="ce42" office:value-type="float" office:value="128465.479419778" calcext:value-type="float">
            <text:p><text:s/>128,46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93729.6792232" calcext:value-type="float">
            <text:p><text:s/>93,7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729.6792232" calcext:value-type="float">
            <text:p><text:s/>93,730 <text:s/></text:p>
          </table:table-cell>
          <table:table-cell table:style-name="ce42" office:value-type="float" office:value="1.328643552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328643552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93729.6792232" calcext:value-type="float">
            <text:p><text:s/>93,7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729.6792232" calcext:value-type="float">
            <text:p><text:s/>93,730 <text:s/></text:p>
          </table:table-cell>
          <table:table-cell table:style-name="ce42" office:value-type="float" office:value="1.328643552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328643552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.328643552" calcext:value-type="float">
            <text:p>( 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.328643552" calcext:value-type="float">
            <text:p>( 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93729.6792232" calcext:value-type="float">
            <text:p>( 93,730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93729.6792232" calcext:value-type="float">
            <text:p>( 93,73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7761.77777777778" calcext:value-type="float">
            <text:p><text:s/>7,7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6022" calcext:value-type="float">
            <text:p><text:s/>6,0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22" calcext:value-type="float">
            <text:p><text:s/>6,0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5599" calcext:value-type="float">
            <text:p><text:s/>5,599 <text:s/></text:p>
          </table:table-cell>
          <table:table-cell table:style-name="ce46" office:value-type="float" office:value="256" calcext:value-type="float">
            <text:p><text:s/>256 <text:s/></text:p>
          </table:table-cell>
          <table:table-cell table:style-name="ce46" office:value-type="float" office:value="5343" calcext:value-type="float">
            <text:p><text:s/>5,343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75561.444444444" calcext:value-type="float">
            <text:p><text:s/>275,561 <text:s/></text:p>
          </table:table-cell>
          <table:table-cell table:style-name="ce42" office:value-type="float" office:value="258660.444444444" calcext:value-type="float">
            <text:p><text:s/>258,660 <text:s/></text:p>
          </table:table-cell>
          <table:table-cell table:style-name="ce42" office:value-type="float" office:value="16901" calcext:value-type="float">
            <text:p><text:s/>16,9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75561.444444444" calcext:value-type="float">
            <text:p><text:s/>275,561 <text:s/></text:p>
          </table:table-cell>
          <table:table-cell table:style-name="ce42" office:value-type="float" office:value="258660.444444444" calcext:value-type="float">
            <text:p><text:s/>258,660 <text:s/></text:p>
          </table:table-cell>
          <table:table-cell table:style-name="ce42" office:value-type="float" office:value="16901" calcext:value-type="float">
            <text:p><text:s/>16,9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121239.111111111" calcext:value-type="float">
            <text:p>( 121,23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52405.3333333333" calcext:value-type="float">
            <text:p>( 52,405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27469" calcext:value-type="float">
            <text:p><text:s/>127,4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469" calcext:value-type="float">
            <text:p><text:s/>127,4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27469" calcext:value-type="float">
            <text:p><text:s/>127,4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469" calcext:value-type="float">
            <text:p><text:s/>127,4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3905" calcext:value-type="float">
            <text:p><text:s/>13,905 <text:s/></text:p>
          </table:table-cell>
          <table:table-cell table:style-name="ce42" office:value-type="float" office:value="3624" calcext:value-type="float">
            <text:p><text:s/>3,624 <text:s/></text:p>
          </table:table-cell>
          <table:table-cell table:style-name="ce42" office:value-type="float" office:value="10281" calcext:value-type="float">
            <text:p><text:s/>10,2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766.22222222222" calcext:value-type="float">
            <text:p><text:s/>1,76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57801.8888888889" calcext:value-type="float">
            <text:p><text:s/>57,802 <text:s/></text:p>
          </table:table-cell>
          <table:table-cell table:style-name="ce42" office:value-type="float" office:value="57728.8888888889" calcext:value-type="float">
            <text:p><text:s/>57,729 <text:s/></text:p>
          </table:table-cell>
          <table:table-cell table:style-name="ce42" office:value-type="float" office:value="73" calcext:value-type="float">
            <text:p><text:s/>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692" calcext:value-type="float">
            <text:p><text:s/>1,6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92" calcext:value-type="float">
            <text:p><text:s/>1,6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208" calcext:value-type="float">
            <text:p><text:s/>2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332.9933911911" calcext:value-type="float">
            <text:p><text:s/>54,3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332.9933911911" calcext:value-type="float">
            <text:p><text:s/>54,3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60370.519111111" calcext:value-type="float">
            <text:p><text:s/>160,371 <text:s/></text:p>
          </table:table-cell>
          <table:table-cell table:style-name="ce42" office:value-type="float" office:value="121255.519111111" calcext:value-type="float">
            <text:p><text:s/>121,256 <text:s/></text:p>
          </table:table-cell>
          <table:table-cell table:style-name="ce42" office:value-type="float" office:value="39115" calcext:value-type="float">
            <text:p><text:s/>39,1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35066.408" calcext:value-type="float">
            <text:p><text:s/>135,066 <text:s/></text:p>
          </table:table-cell>
          <table:table-cell table:style-name="ce42" office:value-type="float" office:value="105880.408" calcext:value-type="float">
            <text:p><text:s/>105,880 <text:s/></text:p>
          </table:table-cell>
          <table:table-cell table:style-name="ce42" office:value-type="float" office:value="29186" calcext:value-type="float">
            <text:p><text:s/>29,1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2448.2222222222" calcext:value-type="float">
            <text:p><text:s/>22,448 <text:s/></text:p>
          </table:table-cell>
          <table:table-cell table:style-name="ce42" office:value-type="float" office:value="12686.2222222222" calcext:value-type="float">
            <text:p><text:s/>12,686 <text:s/></text:p>
          </table:table-cell>
          <table:table-cell table:style-name="ce42" office:value-type="float" office:value="9762" calcext:value-type="float">
            <text:p><text:s/>9,7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855.88888888889" calcext:value-type="float">
            <text:p><text:s/>2,856 <text:s/></text:p>
          </table:table-cell>
          <table:table-cell table:style-name="ce43" office:value-type="float" office:value="2688.88888888889" calcext:value-type="float">
            <text:p><text:s/>2,689 <text:s/></text:p>
          </table:table-cell>
          <table:table-cell table:style-name="ce43" office:value-type="float" office:value="167" calcext:value-type="float">
            <text:p><text:s/>167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55383.444444445" calcext:value-type="float">
            <text:p><text:s/>655,383 <text:s/></text:p>
          </table:table-cell>
          <table:table-cell table:style-name="ce44" office:value-type="float" office:value="631940.444444445" calcext:value-type="float">
            <text:p><text:s/>631,940 <text:s/></text:p>
          </table:table-cell>
          <table:table-cell table:style-name="ce44" office:value-type="float" office:value="23443" calcext:value-type="float">
            <text:p><text:s/>23,44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334170.666666667" calcext:value-type="float">
            <text:p><text:s/>334,1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334170.666666667" calcext:value-type="float">
            <text:p><text:s/>334,1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8970669.828477" calcext:value-type="float">
            <text:p><text:s/>8,970,670 <text:s/></text:p>
          </table:table-cell>
          <table:table-cell table:style-name="ce42" office:value-type="float" office:value="29534" calcext:value-type="float">
            <text:p><text:s/>29,534 <text:s/></text:p>
          </table:table-cell>
          <table:table-cell table:style-name="ce42" office:value-type="float" office:value="8941135.828477" calcext:value-type="float">
            <text:p><text:s/>8,941,136 <text:s/></text:p>
          </table:table-cell>
          <table:table-cell table:style-name="ce42" office:value-type="float" office:value="782469.116019" calcext:value-type="float">
            <text:p><text:s/>782,469 <text:s/></text:p>
          </table:table-cell>
          <table:table-cell table:number-columns-repeated="2" table:style-name="ce42" office:value-type="float" office:value="268707.965819" calcext:value-type="float">
            <text:p><text:s/>268,7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3761.1502" calcext:value-type="float">
            <text:p><text:s/>513,7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669374.6" calcext:value-type="float">
            <text:p><text:s/>8,669,3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669374.6" calcext:value-type="float">
            <text:p><text:s/>8,669,3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01295.228477" calcext:value-type="float">
            <text:p><text:s/>301,295 <text:s/></text:p>
          </table:table-cell>
          <table:table-cell table:style-name="ce42" office:value-type="float" office:value="29534" calcext:value-type="float">
            <text:p><text:s/>29,534 <text:s/></text:p>
          </table:table-cell>
          <table:table-cell table:style-name="ce42" office:value-type="float" office:value="271761.228477" calcext:value-type="float">
            <text:p><text:s/>271,761 <text:s/></text:p>
          </table:table-cell>
          <table:table-cell table:style-name="ce42" office:value-type="float" office:value="782469.116019" calcext:value-type="float">
            <text:p><text:s/>782,469 <text:s/></text:p>
          </table:table-cell>
          <table:table-cell table:number-columns-repeated="2" table:style-name="ce42" office:value-type="float" office:value="268707.965819" calcext:value-type="float">
            <text:p><text:s/>268,7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3761.1502" calcext:value-type="float">
            <text:p><text:s/>513,7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6年(西元1997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01234.978868889" calcext:value-type="float">
            <text:p><text:s/>501,235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502026.7092889" calcext:value-type="float">
            <text:p><text:s/>10,502,02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502026.7092889" calcext:value-type="float">
            <text:p><text:s/>10,502,027 <text:s/></text:p>
          </table:table-cell>
          <table:table-cell table:style-name="ce43" office:value-type="float" office:value="501234.978868889" calcext:value-type="float">
            <text:p><text:s/>501,23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1" calcext:value-type="float">
            <text:p><text:s/>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38282.739598916" calcext:value-type="float">
            <text:p><text:s/>-38,2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502026.7092889" calcext:value-type="float">
            <text:p><text:s/>10,502,027 <text:s/></text:p>
          </table:table-cell>
          <table:table-cell table:style-name="ce42" office:value-type="float" office:value="914161.303313333" calcext:value-type="float">
            <text:p><text:s/>914,1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502026.7092889" calcext:value-type="float">
            <text:p><text:s/>10,502,027 <text:s/></text:p>
          </table:table-cell>
          <table:table-cell table:style-name="ce42" office:value-type="float" office:value="914161.303313333" calcext:value-type="float">
            <text:p><text:s/>914,1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2926.324444444" calcext:value-type="float">
            <text:p><text:s/>412,92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79812.4106822" calcext:value-type="float">
            <text:p><text:s/>14,379,8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2926.324444444" calcext:value-type="float">
            <text:p><text:s/>412,92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79812.4106822" calcext:value-type="float">
            <text:p><text:s/>14,379,8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01437.09614889" calcext:value-type="float">
            <text:p><text:s/>1,401,4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4.076133333333" calcext:value-type="float">
            <text:p><text:s/>54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4.901833333333" calcext:value-type="float">
            <text:p><text:s/>23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9.24378" calcext:value-type="float">
            <text:p><text:s/>6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8864.412644444" calcext:value-type="float">
            <text:p><text:s/>298,8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9367.744695556" calcext:value-type="float">
            <text:p><text:s/>559,3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6199.6" calcext:value-type="float">
            <text:p><text:s/>526,2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576.9560177778" calcext:value-type="float">
            <text:p><text:s/>15,5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0.1610444444444" calcext:value-type="float">
            <text:p><text:s/>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25864.621454471" calcext:value-type="float">
            <text:p><text:s/>725,8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2290793.4326778" calcext:value-type="float">
            <text:p><text:s/>12,290,7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2290793.4326778" calcext:value-type="float">
            <text:p><text:s/>12,290,7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596021.70604222" calcext:value-type="float">
            <text:p><text:s/>6,596,02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71.2291066667" calcext:value-type="float">
            <text:p><text:s/>16,9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4487.925486667" calcext:value-type="float">
            <text:p><text:s/>294,4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84829.316366667" calcext:value-type="float">
            <text:p><text:s/>784,8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176.0814777778" calcext:value-type="float">
            <text:p><text:s/>21,1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448.30306" calcext:value-type="float">
            <text:p><text:s/>55,44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7562.982866667" calcext:value-type="float">
            <text:p><text:s/>347,5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726.0828666667" calcext:value-type="float">
            <text:p><text:s/>30,7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37896.93001333" calcext:value-type="float">
            <text:p><text:s/>1,337,8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3461.02874" calcext:value-type="float">
            <text:p><text:s/>443,46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55644.8941" calcext:value-type="float">
            <text:p>( 155,645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61639.436293333" calcext:value-type="float">
            <text:p>( 261,639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6176.6983466667" calcext:value-type="float">
            <text:p>( 26,177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2719.9112" calcext:value-type="float">
            <text:p><text:s/>622,7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1715.990073333" calcext:value-type="float">
            <text:p><text:s/>271,7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5529.916368889" calcext:value-type="float">
            <text:p><text:s/>235,5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5627.6622911111" calcext:value-type="float">
            <text:p><text:s/>65,62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62857.586255556" calcext:value-type="float">
            <text:p><text:s/>262,85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4968.772215556" calcext:value-type="float">
            <text:p><text:s/>434,96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3795.498564444" calcext:value-type="float">
            <text:p><text:s/>233,7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1173.273651111" calcext:value-type="float">
            <text:p><text:s/>201,1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47874.052373333" calcext:value-type="float">
            <text:p><text:s/>947,8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10916.684324444" calcext:value-type="float">
            <text:p><text:s/>910,9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957.3680488889" calcext:value-type="float">
            <text:p><text:s/>36,95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5661.6733755556" calcext:value-type="float">
            <text:p>( 15,662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3167.67238" calcext:value-type="float">
            <text:p><text:s/>423,1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60816.338502222" calcext:value-type="float">
            <text:p><text:s/>160,8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61089.038726667" calcext:value-type="float">
            <text:p><text:s/>761,0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3711.707035556" calcext:value-type="float">
            <text:p><text:s/>133,7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7910.593184444" calcext:value-type="float">
            <text:p><text:s/>127,9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6412.954553333" calcext:value-type="float">
            <text:p><text:s/>106,41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956.5609111111" calcext:value-type="float">
            <text:p><text:s/>46,95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410.6224866667" calcext:value-type="float">
            <text:p><text:s/>32,4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410.6224866667" calcext:value-type="float">
            <text:p><text:s/>32,4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6346.814084444" calcext:value-type="float">
            <text:p><text:s/>216,3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173.5336933333" calcext:value-type="float">
            <text:p><text:s/>42,1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74173.280391111" calcext:value-type="float">
            <text:p><text:s/>174,1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85675.23882222" calcext:value-type="float">
            <text:p><text:s/>2,785,6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6623.396610515" calcext:value-type="float">
            <text:p><text:s/>326,6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5310.219132038" calcext:value-type="float">
            <text:p><text:s/>135,3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120.4488511111" calcext:value-type="float">
            <text:p><text:s/>35,1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544.9488644444" calcext:value-type="float">
            <text:p><text:s/>35,5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3484.4023222222" calcext:value-type="float">
            <text:p><text:s/>73,4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3550.7897792545" calcext:value-type="float">
            <text:p><text:s/>73,5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741.4408596096" calcext:value-type="float">
            <text:p><text:s/>29,7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5986.032223027" calcext:value-type="float">
            <text:p><text:s/>415,9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8575.698302222" calcext:value-type="float">
            <text:p><text:s/>338,5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321737.86187778" calcext:value-type="float">
            <text:p><text:s/>1,321,73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660339.05124222" calcext:value-type="float">
            <text:p><text:s/>2,660,3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6269470.6" calcext:value-type="float">
            <text:p><text:s/>36,269,471 <text:s/></text:p>
          </table:table-cell>
          <table:table-cell table:style-name="ce42" office:value-type="float" office:value="9566804.337" calcext:value-type="float">
            <text:p><text:s/>9,566,8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6269470.6" calcext:value-type="float">
            <text:p><text:s/>36,269,471 <text:s/></text:p>
          </table:table-cell>
          <table:table-cell table:style-name="ce42" office:value-type="float" office:value="9566804.337" calcext:value-type="float">
            <text:p><text:s/>9,566,8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6年(西元1997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66007" calcext:value-type="float">
            <text:p><text:s/>66,007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912332.37871356" calcext:value-type="float">
            <text:p><text:s/>1,912,332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407970.1234712" calcext:value-type="float">
            <text:p><text:s/>84,407,970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79105.51932869" calcext:value-type="float">
            <text:p><text:s/>3,679,106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58291.68888889" calcext:value-type="float">
            <text:p><text:s/>3,058,292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92091.55555556" calcext:value-type="float">
            <text:p><text:s/>1,592,092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62993.96739048" calcext:value-type="float">
            <text:p><text:s/>1,362,994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66007" calcext:value-type="float">
            <text:p><text:s/>66,00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6627819.7710211" calcext:value-type="float">
            <text:p><text:s/>76,627,820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72444.84372222" calcext:value-type="float">
            <text:p><text:s/>6,972,445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28625.819078861" calcext:value-type="float">
            <text:p><text:s/>328,626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633807.6370944" calcext:value-type="float">
            <text:p><text:s/>79,633,808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21272.84555556" calcext:value-type="float">
            <text:p><text:s/>4,621,273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54914.89969744" calcext:value-type="float">
            <text:p><text:s/>3,254,915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638436" calcext:value-type="float">
            <text:p><text:s/>36,638,436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476123.890232" calcext:value-type="float">
            <text:p><text:s/>31,476,124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905.0844444444" calcext:value-type="float">
            <text:p><text:s/>98,905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544154.91716487" calcext:value-type="float">
            <text:p><text:s/>3,544,155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018032.9610322" calcext:value-type="float">
            <text:p><text:s/>64,018,033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456739.4144953" calcext:value-type="float">
            <text:p><text:s/>58,456,739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561293.54653689" calcext:value-type="float">
            <text:p><text:s/>5,561,294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75750.64629833" calcext:value-type="float">
            <text:p><text:s/>4,975,751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1.320577777778" calcext:value-type="float">
            <text:p><text:s/>601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9364.099944444" calcext:value-type="float">
            <text:p><text:s/>459,364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3171.960333333" calcext:value-type="float">
            <text:p><text:s/>473,172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4.354891111111" calcext:value-type="float">
            <text:p><text:s/>844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40500.58212721" calcext:value-type="float">
            <text:p><text:s/>2,940,501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9445.744695556" calcext:value-type="float">
            <text:p><text:s/>559,446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6199.6" calcext:value-type="float">
            <text:p><text:s/>526,200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76.9560177778" calcext:value-type="float">
            <text:p><text:s/>15,577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6.0277111111111" calcext:value-type="float">
            <text:p><text:s/>46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742117.991998916" calcext:value-type="float">
            <text:p><text:s/>742,118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6007" calcext:value-type="float">
            <text:p><text:s/>66,00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7993105.7938607" calcext:value-type="float">
            <text:p><text:s/>47,993,106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6007" calcext:value-type="float">
            <text:p><text:s/>66,00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0233437.265709" calcext:value-type="float">
            <text:p><text:s/>40,233,437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131218.6842407" calcext:value-type="float">
            <text:p><text:s/>19,131,219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952.9744466667" calcext:value-type="float">
            <text:p><text:s/>56,953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3140.279813228" calcext:value-type="float">
            <text:p><text:s/>773,140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18746.70248415" calcext:value-type="float">
            <text:p><text:s/>2,218,747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606.91799" calcext:value-type="float">
            <text:p><text:s/>74,607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963.4744588889" calcext:value-type="float">
            <text:p><text:s/>66,963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5717.65410918" calcext:value-type="float">
            <text:p><text:s/>1,335,718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540.5672988889" calcext:value-type="float">
            <text:p><text:s/>43,541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56945.73700876" calcext:value-type="float">
            <text:p><text:s/>4,356,946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53339.88480095" calcext:value-type="float">
            <text:p><text:s/>2,653,340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510820.09575112" calcext:value-type="float">
            <text:p>( 1,510,820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16343.09070316" calcext:value-type="float">
            <text:p>( 1,116,343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6176.6983466667" calcext:value-type="float">
            <text:p>( 26,177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9089.67502796" calcext:value-type="float">
            <text:p><text:s/>1,039,090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4516.177179851" calcext:value-type="float">
            <text:p><text:s/>664,516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4183.307685556" calcext:value-type="float">
            <text:p><text:s/>434,183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296.113456667" calcext:value-type="float">
            <text:p><text:s/>117,296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91061.070227778" calcext:value-type="float">
            <text:p><text:s/>591,061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38326.56648222" calcext:value-type="float">
            <text:p><text:s/>3,238,327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52221.49137333" calcext:value-type="float">
            <text:p><text:s/>2,252,221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6105.075108889" calcext:value-type="float">
            <text:p><text:s/>986,105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69439.78974" calcext:value-type="float">
            <text:p>( 169,440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58919.0455333333" calcext:value-type="float">
            <text:p>( 58,919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78161.94442478" calcext:value-type="float">
            <text:p><text:s/>3,178,162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97923.55555256" calcext:value-type="float">
            <text:p><text:s/>2,997,924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0238.388872222" calcext:value-type="float">
            <text:p><text:s/>180,238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5956.3400422222" calcext:value-type="float">
            <text:p>( 15,956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5727.264062222" calcext:value-type="float">
            <text:p><text:s/>575,727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87381.542147778" calcext:value-type="float">
            <text:p><text:s/>187,382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3693.895409376" calcext:value-type="float">
            <text:p><text:s/>933,694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3364.415632222" calcext:value-type="float">
            <text:p><text:s/>203,364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9030.697135556" calcext:value-type="float">
            <text:p><text:s/>359,031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0804.587944554" calcext:value-type="float">
            <text:p><text:s/>160,805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5572.972022222" calcext:value-type="float">
            <text:p><text:s/>225,573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55162.1930628" calcext:value-type="float">
            <text:p><text:s/>11,455,162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9194.333333333" calcext:value-type="float">
            <text:p><text:s/>399,194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13180.2150206" calcext:value-type="float">
            <text:p><text:s/>10,613,180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609.6447088889" calcext:value-type="float">
            <text:p><text:s/>78,610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4178" calcext:value-type="float">
            <text:p><text:s/>364,178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8461.38075111" calcext:value-type="float">
            <text:p><text:s/>1,098,461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305.5670266667" calcext:value-type="float">
            <text:p><text:s/>44,306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54155.81372444" calcext:value-type="float">
            <text:p><text:s/>1,054,156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980.21" calcext:value-type="float">
            <text:p><text:s/>1,9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11279.31237778" calcext:value-type="float">
            <text:p><text:s/>3,711,279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6623.396610515" calcext:value-type="float">
            <text:p><text:s/>326,623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2623.271576483" calcext:value-type="float">
            <text:p><text:s/>472,623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817.6488511111" calcext:value-type="float">
            <text:p><text:s/>38,818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982.6377533333" calcext:value-type="float">
            <text:p><text:s/>41,983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218.7134333333" calcext:value-type="float">
            <text:p><text:s/>74,219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333.4120014768" calcext:value-type="float">
            <text:p><text:s/>75,333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741.4408596096" calcext:value-type="float">
            <text:p><text:s/>29,741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5986.032223027" calcext:value-type="float">
            <text:p><text:s/>415,986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980.21" calcext:value-type="float">
            <text:p><text:s/>1,9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5696.408302222" calcext:value-type="float">
            <text:p><text:s/>785,696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50256.35076667" calcext:value-type="float">
            <text:p><text:s/>1,450,256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4026.79" calcext:value-type="float">
            <text:p><text:s/>64,02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837315.69527667" calcext:value-type="float">
            <text:p><text:s/>4,837,316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59668.52815165" calcext:value-type="float">
            <text:p><text:s/>7,759,669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59668.52815165" calcext:value-type="float">
            <text:p><text:s/>7,759,669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839248.26666667" calcext:value-type="float">
            <text:p>( 4,839,248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0486421.745988" calcext:value-type="float">
            <text:p><text:s/>150,486,422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747496.746" calcext:value-type="float">
            <text:p><text:s/>133,747,497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0790" calcext:value-type="float">
            <text:p><text:s/>260,790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478134.999988" calcext:value-type="float">
            <text:p><text:s/>16,478,135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